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a1083" officeooo:paragraph-rsid="004731cd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a1083" officeooo:paragraph-rsid="0043f059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4731cd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7bcda" officeooo:paragraph-rsid="00554ea8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7bcda" officeooo:paragraph-rsid="0043f059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4731cd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c3f2" officeooo:paragraph-rsid="004d2d1c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cc3f2" officeooo:paragraph-rsid="0043f059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0cf02b" officeooo:paragraph-rsid="004731cd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0cf02b" officeooo:paragraph-rsid="0043f059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0e30e8" officeooo:paragraph-rsid="004731cd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0e30e8" officeooo:paragraph-rsid="005ae8ba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0e30e8" officeooo:paragraph-rsid="0043f059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06d2b" officeooo:paragraph-rsid="004d2d1c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106d2b" officeooo:paragraph-rsid="0043f059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3259c" officeooo:paragraph-rsid="004731cd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3259c" officeooo:paragraph-rsid="004d2d1c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0c1a6" officeooo:paragraph-rsid="004731cd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28b2a3" officeooo:paragraph-rsid="004731cd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2a0009" officeooo:paragraph-rsid="004731cd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a0009" officeooo:paragraph-rsid="004d2d1c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1ac8e6" officeooo:paragraph-rsid="004d2d1c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1dabdc" officeooo:paragraph-rsid="004d2d1c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2884e8" officeooo:paragraph-rsid="004d2d1c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2bff02" officeooo:paragraph-rsid="004d2d1c" style:font-name-asian="바탕" style:font-size-asian="12pt" style:font-size-complex="12pt"/>
    </style:style>
    <style:style style:name="P31" style:family="paragraph" style:parent-style-name="Standard">
      <style:text-properties style:font-name="바탕" fo:font-size="12pt" officeooo:rsid="002020ad" officeooo:paragraph-rsid="004d2d1c" style:font-name-asian="바탕" style:font-size-asian="12pt" style:font-size-complex="12pt"/>
    </style:style>
    <style:style style:name="P32" style:family="paragraph" style:parent-style-name="Standard">
      <style:text-properties style:font-name="바탕" fo:font-size="12pt" officeooo:rsid="0025949e" officeooo:paragraph-rsid="004d2d1c" style:font-name-asian="바탕" style:font-size-asian="12pt" style:font-size-complex="12pt"/>
    </style:style>
    <style:style style:name="P33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34" style:family="paragraph" style:parent-style-name="Standard">
      <style:text-properties style:font-name="바탕" fo:font-size="12pt" officeooo:rsid="00260772" officeooo:paragraph-rsid="004d2d1c" style:font-name-asian="바탕" style:font-size-asian="12pt" style:font-size-complex="12pt"/>
    </style:style>
    <style:style style:name="P35" style:family="paragraph" style:parent-style-name="Standard">
      <style:text-properties style:font-name="바탕" fo:font-size="12pt" officeooo:rsid="004f0b21" officeooo:paragraph-rsid="004f0b21" style:font-name-asian="바탕" style:font-size-asian="12pt" style:font-size-complex="12pt"/>
    </style:style>
    <style:style style:name="P36" style:family="paragraph" style:parent-style-name="Standard">
      <style:text-properties style:font-name="바탕" fo:font-size="12pt" officeooo:rsid="005342ff" officeooo:paragraph-rsid="005414f9" style:font-name-asian="바탕" style:font-size-asian="12pt" style:font-size-complex="12pt"/>
    </style:style>
    <style:style style:name="P37" style:family="paragraph" style:parent-style-name="Standard">
      <style:text-properties style:font-name="바탕" fo:font-size="12pt" officeooo:rsid="005c46af" officeooo:paragraph-rsid="005c46af" style:font-name-asian="바탕" style:font-size-asian="12pt" style:font-size-complex="12pt"/>
    </style:style>
    <style:style style:name="P38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39" style:family="paragraph" style:parent-style-name="Standard">
      <style:text-properties style:font-name="바탕" fo:font-size="12pt" officeooo:rsid="000694ee" officeooo:paragraph-rsid="0043f059" style:font-name-asian="바탕" style:font-size-asian="12pt" style:font-size-complex="12pt"/>
    </style:style>
    <style:style style:name="P40" style:family="paragraph" style:parent-style-name="Standard">
      <style:text-properties style:font-name="바탕" fo:font-size="12pt" officeooo:rsid="000694ee" officeooo:paragraph-rsid="0042f399" style:font-name-asian="바탕" style:font-size-asian="12pt" style:font-size-complex="12pt"/>
    </style:style>
    <style:style style:name="P41" style:family="paragraph" style:parent-style-name="Standard">
      <style:text-properties style:font-name="바탕" fo:font-size="12pt" officeooo:rsid="000840a1" officeooo:paragraph-rsid="0043f059" style:font-name-asian="바탕" style:font-size-asian="12pt" style:font-size-complex="12pt"/>
    </style:style>
    <style:style style:name="P42" style:family="paragraph" style:parent-style-name="Standard">
      <style:text-properties style:font-name="바탕" fo:font-size="12pt" officeooo:rsid="00156c4f" officeooo:paragraph-rsid="0043f059" style:font-name-asian="바탕" style:font-size-asian="12pt" style:font-size-complex="12pt"/>
    </style:style>
    <style:style style:name="P43" style:family="paragraph" style:parent-style-name="Standard">
      <style:text-properties style:font-name="바탕" fo:font-size="12pt" officeooo:rsid="00037f4b" officeooo:paragraph-rsid="00037f4b" style:font-name-asian="바탕" style:font-size-asian="12pt" style:font-size-complex="12pt"/>
    </style:style>
    <style:style style:name="P44" style:family="paragraph" style:parent-style-name="Standard">
      <style:text-properties style:font-name="바탕" fo:font-size="12pt" officeooo:rsid="00043ccf" officeooo:paragraph-rsid="00043ccf" style:font-name-asian="바탕" style:font-size-asian="12pt" style:font-size-complex="12pt"/>
    </style:style>
    <style:style style:name="P45" style:family="paragraph" style:parent-style-name="Standard">
      <style:text-properties style:font-name="바탕" fo:font-size="12pt" officeooo:rsid="000652d2" officeooo:paragraph-rsid="000652d2" style:font-name-asian="바탕" style:font-size-asian="12pt" style:font-size-complex="12pt"/>
    </style:style>
    <style:style style:name="P46" style:family="paragraph" style:parent-style-name="Standard">
      <style:text-properties style:font-name="바탕" fo:font-size="12pt" officeooo:rsid="000652d2" officeooo:paragraph-rsid="0009e992" style:font-name-asian="바탕" style:font-size-asian="12pt" style:font-size-complex="12pt"/>
    </style:style>
    <style:style style:name="P47" style:family="paragraph" style:parent-style-name="Standard">
      <style:text-properties style:font-name="바탕" fo:font-size="12pt" officeooo:rsid="000487ef" officeooo:paragraph-rsid="000487ef" style:font-name-asian="바탕" style:font-size-asian="12pt" style:font-size-complex="12pt"/>
    </style:style>
    <style:style style:name="P48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49" style:family="paragraph" style:parent-style-name="Standard">
      <style:text-properties style:font-name="바탕" fo:font-size="12pt" officeooo:paragraph-rsid="000e69aa" style:font-name-asian="바탕" style:font-size-asian="12pt" style:font-size-complex="12pt"/>
    </style:style>
    <style:style style:name="P50" style:family="paragraph" style:parent-style-name="Standard">
      <style:text-properties style:font-name="바탕" fo:font-size="12pt" officeooo:rsid="00127ce1" officeooo:paragraph-rsid="00127ce1" style:font-name-asian="바탕" style:font-size-asian="12pt" style:font-size-complex="12pt"/>
    </style:style>
    <style:style style:name="P51" style:family="paragraph" style:parent-style-name="Standard">
      <style:text-properties style:font-name="바탕" fo:font-size="12pt" officeooo:rsid="000febf3" officeooo:paragraph-rsid="001459c0" style:font-name-asian="바탕" style:font-size-asian="12pt" style:font-size-complex="12pt"/>
    </style:style>
    <style:style style:name="P52" style:family="paragraph" style:parent-style-name="Standard">
      <style:text-properties style:font-name="바탕" fo:font-size="12pt" officeooo:rsid="000febf3" officeooo:paragraph-rsid="000febf3" style:font-name-asian="바탕" style:font-size-asian="12pt" style:font-size-complex="12pt"/>
    </style:style>
    <style:style style:name="P53" style:family="paragraph" style:parent-style-name="Standard">
      <style:text-properties style:font-name="바탕" fo:font-size="12pt" officeooo:rsid="000febf3" officeooo:paragraph-rsid="00117517" style:font-name-asian="바탕" style:font-size-asian="12pt" style:font-size-complex="12pt"/>
    </style:style>
    <style:style style:name="P54" style:family="paragraph" style:parent-style-name="Standard">
      <style:text-properties style:font-name="바탕" fo:font-size="12pt" officeooo:rsid="0015447a" officeooo:paragraph-rsid="0015447a" style:font-name-asian="바탕" style:font-size-asian="12pt" style:font-size-complex="12pt"/>
    </style:style>
    <style:style style:name="P55" style:family="paragraph" style:parent-style-name="Standard">
      <style:text-properties style:font-name="바탕" fo:font-size="12pt" officeooo:rsid="0019ce87" officeooo:paragraph-rsid="001c7567" style:font-name-asian="바탕" style:font-size-asian="12pt" style:font-size-complex="12pt"/>
    </style:style>
    <style:style style:name="P56" style:family="paragraph" style:parent-style-name="Standard">
      <style:text-properties style:font-name="바탕" fo:font-size="12pt" officeooo:rsid="001f1d07" officeooo:paragraph-rsid="001f1d07" style:font-name-asian="바탕" style:font-size-asian="12pt" style:font-size-complex="12pt"/>
    </style:style>
    <style:style style:name="P57" style:family="paragraph" style:parent-style-name="Standard">
      <style:text-properties style:font-name="바탕" fo:font-size="12pt" officeooo:paragraph-rsid="0022e59b" style:font-name-asian="바탕" style:font-size-asian="12pt" style:font-size-complex="12pt"/>
    </style:style>
    <style:style style:name="P58" style:family="paragraph" style:parent-style-name="Standard">
      <style:text-properties style:font-name="바탕" fo:font-size="12pt" officeooo:rsid="00236cdf" officeooo:paragraph-rsid="00236cdf" style:font-name-asian="바탕" style:font-size-asian="12pt" style:font-size-complex="12pt"/>
    </style:style>
    <style:style style:name="P59" style:family="paragraph" style:parent-style-name="Standard">
      <style:text-properties style:font-name="바탕" fo:font-size="12pt" officeooo:rsid="00256bf3" officeooo:paragraph-rsid="00256bf3" style:font-name-asian="바탕" style:font-size-asian="12pt" style:font-size-complex="12pt"/>
    </style:style>
    <style:style style:name="P60" style:family="paragraph" style:parent-style-name="Standard">
      <style:text-properties style:font-name="바탕" fo:font-size="12pt" officeooo:rsid="00256bf3" officeooo:paragraph-rsid="0027b7db" style:font-name-asian="바탕" style:font-size-asian="12pt" style:font-size-complex="12pt"/>
    </style:style>
    <style:style style:name="P61" style:family="paragraph" style:parent-style-name="Standard">
      <style:text-properties style:font-name="바탕" fo:font-size="12pt" officeooo:rsid="00256bf3" officeooo:paragraph-rsid="00319bcc" style:font-name-asian="바탕" style:font-size-asian="12pt" style:font-size-complex="12pt"/>
    </style:style>
    <style:style style:name="P62" style:family="paragraph" style:parent-style-name="Standard">
      <style:text-properties style:font-name="바탕" fo:font-size="12pt" officeooo:rsid="00256bf3" officeooo:paragraph-rsid="00326306" style:font-name-asian="바탕" style:font-size-asian="12pt" style:font-size-complex="12pt"/>
    </style:style>
    <style:style style:name="P63" style:family="paragraph" style:parent-style-name="Standard">
      <style:text-properties style:font-name="바탕" fo:font-size="12pt" officeooo:rsid="0033b4e4" officeooo:paragraph-rsid="0033b4e4" style:font-name-asian="바탕" style:font-size-asian="12pt" style:font-size-complex="12pt"/>
    </style:style>
    <style:style style:name="P64" style:family="paragraph" style:parent-style-name="Standard">
      <style:text-properties style:font-name="바탕" fo:font-size="12pt" officeooo:rsid="003ce47e" officeooo:paragraph-rsid="003ce47e" style:font-name-asian="바탕" style:font-size-asian="12pt" style:font-size-complex="12pt"/>
    </style:style>
    <style:style style:name="P65" style:family="paragraph" style:parent-style-name="Standard">
      <style:text-properties style:font-name="바탕" fo:font-size="12pt" officeooo:rsid="0049e1f6" officeooo:paragraph-rsid="0049e1f6" style:font-name-asian="바탕" style:font-size-asian="12pt" style:font-size-complex="12pt"/>
    </style:style>
    <style:style style:name="P66" style:family="paragraph" style:parent-style-name="Standard">
      <style:text-properties style:font-name="바탕" fo:font-size="12pt" officeooo:rsid="004ad0a8" officeooo:paragraph-rsid="004ad0a8" style:font-name-asian="바탕" style:font-size-asian="12pt" style:font-size-complex="12pt"/>
    </style:style>
    <style:style style:name="P67" style:family="paragraph" style:parent-style-name="Standard">
      <style:text-properties style:font-name="바탕" fo:font-size="12pt" officeooo:rsid="0058a528" officeooo:paragraph-rsid="0058a528" style:font-name-asian="바탕" style:font-size-asian="12pt" style:font-size-complex="12pt"/>
    </style:style>
    <style:style style:name="P68" style:family="paragraph" style:parent-style-name="Standard">
      <style:text-properties style:font-name="바탕" fo:font-size="12pt" officeooo:rsid="0059ea32" officeooo:paragraph-rsid="0059ea32" style:font-name-asian="바탕" style:font-size-asian="12pt" style:font-size-complex="12pt"/>
    </style:style>
    <style:style style:name="P69" style:family="paragraph" style:parent-style-name="Standard">
      <style:text-properties style:font-name="바탕" fo:font-size="12pt" officeooo:rsid="005a7a13" officeooo:paragraph-rsid="005a7a13" style:font-name-asian="바탕" style:font-size-asian="12pt" style:font-size-complex="12pt"/>
    </style:style>
    <style:style style:name="P70" style:family="paragraph" style:parent-style-name="Standard">
      <style:text-properties style:font-name="바탕" fo:font-size="12pt" officeooo:rsid="005ae8ba" officeooo:paragraph-rsid="005ae8ba" style:font-name-asian="바탕" style:font-size-asian="12pt" style:font-size-complex="12pt"/>
    </style:style>
    <style:style style:name="P71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바탕" fo:font-size="12pt" fo:font-weight="normal" officeooo:rsid="00072655" officeooo:paragraph-rsid="00083661" style:font-name-asian="바탕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바탕" fo:font-size="12pt" fo:font-weight="normal" officeooo:rsid="000c73be" officeooo:paragraph-rsid="000c73be" style:font-name-asian="바탕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바탕" fo:font-size="12pt" fo:font-weight="normal" officeooo:rsid="000e69aa" officeooo:paragraph-rsid="000e69aa" style:font-name-asian="바탕" style:font-size-asian="12pt" style:font-weight-asian="normal" style:font-size-complex="12pt" style:font-weight-complex="normal"/>
    </style:style>
    <style:style style:name="P76" style:family="paragraph" style:parent-style-name="Standard">
      <style:text-properties officeooo:rsid="000e30e8" officeooo:paragraph-rsid="004731cd"/>
    </style:style>
    <style:style style:name="P77" style:family="paragraph" style:parent-style-name="Standard">
      <style:text-properties officeooo:rsid="000cc3f2" officeooo:paragraph-rsid="004d2d1c"/>
    </style:style>
    <style:style style:name="P78" style:family="paragraph" style:parent-style-name="Standard">
      <style:text-properties officeooo:rsid="000cf02b" officeooo:paragraph-rsid="004d2d1c"/>
    </style:style>
    <style:style style:name="P79" style:family="paragraph" style:parent-style-name="Standard">
      <style:text-properties officeooo:paragraph-rsid="004d2d1c"/>
    </style:style>
    <style:style style:name="P80" style:family="paragraph" style:parent-style-name="Standard">
      <style:text-properties officeooo:paragraph-rsid="004731cd"/>
    </style:style>
    <style:style style:name="P81" style:family="paragraph" style:parent-style-name="Standard">
      <style:text-properties officeooo:paragraph-rsid="005520ea"/>
    </style:style>
    <style:style style:name="P82" style:family="paragraph" style:parent-style-name="Standard">
      <style:text-properties style:font-name="바탕" fo:font-size="12pt" fo:font-weight="normal" officeooo:rsid="00072655" officeooo:paragraph-rsid="00072655" style:font-name-asian="바탕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바탕" fo:font-size="12pt" fo:font-weight="normal" officeooo:rsid="000c73be" officeooo:paragraph-rsid="000d1472" style:font-name-asian="바탕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바탕" fo:font-size="12pt" fo:font-weight="normal" officeooo:rsid="000febf3" officeooo:paragraph-rsid="00117517" style:font-name-asian="바탕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바탕" fo:font-size="12pt" fo:font-weight="normal" officeooo:rsid="00117517" officeooo:paragraph-rsid="00117517" style:font-name-asian="바탕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바탕" fo:font-size="12pt" fo:font-weight="normal" officeooo:rsid="0016db80" officeooo:paragraph-rsid="0016db80" style:font-name-asian="바탕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바탕" fo:font-size="12pt" fo:font-weight="normal" officeooo:rsid="00187be4" officeooo:paragraph-rsid="00187be4" style:font-name-asian="바탕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바탕" fo:font-size="12pt" fo:font-weight="normal" officeooo:rsid="0019615c" officeooo:paragraph-rsid="0019615c" style:font-name-asian="바탕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바탕" fo:font-size="12pt" fo:font-weight="normal" officeooo:rsid="0019ce87" officeooo:paragraph-rsid="001c7567" style:font-name-asian="바탕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바탕" fo:font-size="12pt" fo:font-weight="normal" officeooo:rsid="0019ce87" officeooo:paragraph-rsid="001d6bb3" style:font-name-asian="바탕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바탕" fo:font-size="12pt" fo:font-weight="normal" officeooo:rsid="001fdb07" officeooo:paragraph-rsid="001c7567" style:font-name-asian="바탕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바탕" fo:font-size="12pt" fo:font-weight="normal" officeooo:rsid="00217994" officeooo:paragraph-rsid="0022e59b" style:font-name-asian="바탕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바탕" fo:font-size="12pt" fo:font-weight="normal" officeooo:rsid="00256bf3" officeooo:paragraph-rsid="00256bf3" style:font-name-asian="바탕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바탕" fo:font-size="12pt" fo:font-weight="normal" officeooo:rsid="00256bf3" officeooo:paragraph-rsid="00319bcc" style:font-name-asian="바탕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바탕" fo:font-size="12pt" fo:font-weight="normal" officeooo:rsid="00256bf3" officeooo:paragraph-rsid="00326306" style:font-name-asian="바탕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바탕" fo:font-size="12pt" fo:font-weight="normal" officeooo:rsid="002e18d8" officeooo:paragraph-rsid="00256bf3" style:font-name-asian="바탕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바탕" fo:font-size="12pt" fo:font-weight="normal" officeooo:rsid="0033b4e4" officeooo:paragraph-rsid="0033b4e4" style:font-name-asian="바탕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바탕" fo:font-size="12pt" fo:font-weight="normal" officeooo:rsid="0039e9f7" officeooo:paragraph-rsid="0039e9f7" style:font-name-asian="바탕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바탕" fo:font-size="12pt" fo:font-weight="normal" officeooo:rsid="003ce47e" officeooo:paragraph-rsid="003ce47e" style:font-name-asian="바탕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바탕" fo:font-size="12pt" fo:font-weight="normal" officeooo:rsid="003e8dd3" officeooo:paragraph-rsid="003e8dd3" style:font-name-asian="바탕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바탕" fo:font-size="12pt" fo:font-weight="normal" officeooo:rsid="0040e317" officeooo:paragraph-rsid="0040e317" style:font-name-asian="바탕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바탕" fo:font-size="12pt" fo:font-weight="normal" officeooo:rsid="0040e317" officeooo:paragraph-rsid="0042f399" style:font-name-asian="바탕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바탕" fo:font-size="12pt" fo:font-weight="normal" officeooo:rsid="00156c4f" officeooo:paragraph-rsid="0043f059" style:font-name-asian="바탕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바탕" fo:font-size="12pt" fo:font-weight="normal" officeooo:rsid="0013259c" officeooo:paragraph-rsid="004731cd" style:font-name-asian="바탕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바탕" fo:font-size="12pt" fo:font-weight="normal" officeooo:rsid="002a9ec4" officeooo:paragraph-rsid="004d2d1c" style:font-name-asian="바탕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바탕" fo:font-size="12pt" fo:font-weight="normal" officeooo:rsid="002a9ec4" officeooo:paragraph-rsid="006566b7" style:font-name-asian="바탕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바탕" fo:font-size="12pt" fo:font-weight="normal" officeooo:rsid="00262f18" officeooo:paragraph-rsid="004d2d1c" style:font-name-asian="바탕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바탕" fo:font-size="12pt" fo:font-weight="normal" officeooo:rsid="00262f18" officeooo:paragraph-rsid="006ad82c" style:font-name-asian="바탕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바탕" fo:font-size="12pt" fo:font-weight="normal" officeooo:rsid="006ad82c" officeooo:paragraph-rsid="006ad82c" style:font-name-asian="바탕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바탕" fo:font-size="12pt" fo:font-weight="normal" officeooo:rsid="00780785" officeooo:paragraph-rsid="00780785" style:font-name-asian="바탕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바탕" fo:font-size="12pt" fo:font-weight="normal" officeooo:rsid="00780785" officeooo:paragraph-rsid="007845c9" style:font-name-asian="바탕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바탕" fo:font-size="12pt" fo:font-weight="normal" officeooo:rsid="00780785" officeooo:paragraph-rsid="007b6191" style:font-name-asian="바탕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바탕" fo:font-size="12pt" fo:font-weight="normal" officeooo:rsid="00780785" officeooo:paragraph-rsid="00805b22" style:font-name-asian="바탕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바탕" fo:font-size="12pt" fo:font-weight="normal" officeooo:rsid="007b7c5f" officeooo:paragraph-rsid="007b7c5f" style:font-name-asian="바탕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바탕" fo:font-size="12pt" fo:font-weight="normal" officeooo:rsid="007c8d3c" officeooo:paragraph-rsid="007c8d3c" style:font-name-asian="바탕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바탕" fo:font-size="12pt" fo:font-weight="normal" officeooo:rsid="007c8d3c" officeooo:paragraph-rsid="007d8926" style:font-name-asian="바탕" style:font-size-asian="12pt" style:font-weight-asian="normal" style:font-size-complex="12pt" style:font-weight-complex="normal"/>
    </style:style>
    <style:style style:name="P117" style:family="paragraph" style:parent-style-name="Standard">
      <style:text-properties style:font-name="바탕" fo:font-size="12pt" fo:font-weight="normal" officeooo:rsid="007c8d3c" officeooo:paragraph-rsid="008c0945" style:font-name-asian="바탕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font-name="바탕" fo:font-size="12pt" fo:font-weight="normal" officeooo:rsid="00821191" officeooo:paragraph-rsid="00821191" style:font-name-asian="바탕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font-name="바탕" fo:font-size="12pt" fo:font-weight="normal" officeooo:rsid="00821191" officeooo:paragraph-rsid="008ac4c8" style:font-name-asian="바탕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font-name="바탕" fo:font-size="12pt" fo:font-weight="normal" officeooo:rsid="00821191" officeooo:paragraph-rsid="008d929c" style:font-name-asian="바탕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font-name="바탕" fo:font-size="12pt" fo:font-weight="normal" officeooo:rsid="00821191" officeooo:paragraph-rsid="00935780" style:font-name-asian="바탕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바탕" fo:font-size="12pt" fo:font-weight="normal" officeooo:rsid="00821191" officeooo:paragraph-rsid="00937044" style:font-name-asian="바탕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바탕" fo:font-size="12pt" fo:font-weight="normal" officeooo:rsid="00834f90" officeooo:paragraph-rsid="00834f90" style:font-name-asian="바탕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바탕" fo:font-size="12pt" fo:font-weight="normal" officeooo:rsid="008d929c" officeooo:paragraph-rsid="008d929c" style:font-name-asian="바탕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바탕" fo:font-size="12pt" fo:font-weight="normal" officeooo:rsid="0090ee93" officeooo:paragraph-rsid="0090ee93" style:font-name-asian="바탕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바탕" fo:font-size="12pt" fo:font-weight="normal" officeooo:rsid="0096e3c6" officeooo:paragraph-rsid="0096e3c6" style:font-name-asian="바탕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바탕" fo:font-size="12pt" fo:font-weight="normal" officeooo:rsid="0097f435" officeooo:paragraph-rsid="0097f435" style:font-name-asian="바탕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바탕" fo:font-size="12pt" fo:font-weight="normal" officeooo:rsid="0097f435" officeooo:paragraph-rsid="00984ad1" style:font-name-asian="바탕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바탕" fo:font-size="12pt" fo:font-weight="normal" officeooo:rsid="00984ad1" officeooo:paragraph-rsid="00984ad1" style:font-name-asian="바탕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바탕" fo:font-size="12pt" fo:font-weight="normal" officeooo:rsid="0099b525" officeooo:paragraph-rsid="0099b525" style:font-name-asian="바탕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바탕" fo:font-size="12pt" fo:font-weight="normal" officeooo:rsid="009a9e10" officeooo:paragraph-rsid="009a9e10" style:font-name-asian="바탕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바탕" fo:font-size="12pt" officeooo:rsid="004f0b21" officeooo:paragraph-rsid="00554ea8" style:font-name-asian="바탕" style:font-size-asian="12pt" style:font-size-complex="12pt"/>
    </style:style>
    <style:style style:name="P133" style:family="paragraph" style:parent-style-name="Standard">
      <style:text-properties style:font-name="바탕" fo:font-size="12pt" officeooo:rsid="005414f9" officeooo:paragraph-rsid="005414f9" style:font-name-asian="바탕" style:font-size-asian="12pt" style:font-size-complex="12pt"/>
    </style:style>
    <style:style style:name="P134" style:family="paragraph" style:parent-style-name="Standard">
      <style:text-properties style:font-name="바탕" fo:font-size="12pt" officeooo:rsid="00175f48" officeooo:paragraph-rsid="004d2d1c" style:font-name-asian="바탕" style:font-size-asian="12pt" style:font-size-complex="12pt"/>
    </style:style>
    <style:style style:name="P135" style:family="paragraph" style:parent-style-name="Standard">
      <style:text-properties style:font-name="바탕" fo:font-size="12pt" officeooo:rsid="0062a9df" officeooo:paragraph-rsid="0062a9df" style:font-name-asian="바탕" style:font-size-asian="12pt" style:font-size-complex="12pt"/>
    </style:style>
    <style:style style:name="P136" style:family="paragraph" style:parent-style-name="Standard">
      <style:text-properties style:font-name="바탕" fo:font-size="12pt" officeooo:rsid="0060c5fe" officeooo:paragraph-rsid="0060c5fe" style:font-name-asian="바탕" style:font-size-asian="12pt" style:font-size-complex="12pt"/>
    </style:style>
    <style:style style:name="P137" style:family="paragraph" style:parent-style-name="Standard">
      <style:text-properties style:font-name="바탕" fo:font-size="12pt" officeooo:rsid="0017fc61" officeooo:paragraph-rsid="004d2d1c" style:font-name-asian="바탕" style:font-size-asian="12pt" style:font-size-complex="12pt"/>
    </style:style>
    <style:style style:name="P138" style:family="paragraph" style:parent-style-name="Standard">
      <style:text-properties style:font-name="바탕" fo:font-size="12pt" officeooo:rsid="0017fc61" officeooo:paragraph-rsid="006e4025" style:font-name-asian="바탕" style:font-size-asian="12pt" style:font-size-complex="12pt"/>
    </style:style>
    <style:style style:name="P139" style:family="paragraph" style:parent-style-name="Standard">
      <style:text-properties style:font-name="바탕" fo:font-size="12pt" officeooo:rsid="0017fc61" officeooo:paragraph-rsid="006e922c" style:font-name-asian="바탕" style:font-size-asian="12pt" style:font-size-complex="12pt"/>
    </style:style>
    <style:style style:name="P140" style:family="paragraph" style:parent-style-name="Standard">
      <style:text-properties style:font-name="바탕" fo:font-size="12pt" officeooo:rsid="000a1083" officeooo:paragraph-rsid="004d2d1c" style:font-name-asian="바탕" style:font-size-asian="12pt" style:font-size-complex="12pt"/>
    </style:style>
    <style:style style:name="P141" style:family="paragraph" style:parent-style-name="Standard">
      <style:text-properties style:font-name="바탕" fo:font-size="12pt" officeooo:rsid="006d182d" officeooo:paragraph-rsid="006d182d" style:font-name-asian="바탕" style:font-size-asian="12pt" style:font-size-complex="12pt"/>
    </style:style>
    <style:style style:name="P142" style:family="paragraph" style:parent-style-name="Standard">
      <style:text-properties style:font-name="바탕" fo:font-size="12pt" officeooo:rsid="006d182d" officeooo:paragraph-rsid="006e922c" style:font-name-asian="바탕" style:font-size-asian="12pt" style:font-size-complex="12pt"/>
    </style:style>
    <style:style style:name="P143" style:family="paragraph" style:parent-style-name="Standard">
      <style:text-properties style:font-name="바탕" fo:font-size="12pt" officeooo:rsid="00197de9" officeooo:paragraph-rsid="004d2d1c" style:font-name-asian="바탕" style:font-size-asian="12pt" style:font-size-complex="12pt"/>
    </style:style>
    <style:style style:name="P144" style:family="paragraph" style:parent-style-name="Standard">
      <style:text-properties style:font-name="바탕" fo:font-size="12pt" officeooo:rsid="007077dc" officeooo:paragraph-rsid="007077dc" style:font-name-asian="바탕" style:font-size-asian="12pt" style:font-size-complex="12pt"/>
    </style:style>
    <style:style style:name="P145" style:family="paragraph" style:parent-style-name="Standard">
      <style:text-properties style:font-name="바탕" fo:font-size="12pt" officeooo:rsid="001f8c8d" officeooo:paragraph-rsid="004d2d1c" style:font-name-asian="바탕" style:font-size-asian="12pt" style:font-size-complex="12pt"/>
    </style:style>
    <style:style style:name="P146" style:family="paragraph" style:parent-style-name="Standard">
      <style:text-properties style:font-name="바탕" fo:font-size="12pt" officeooo:rsid="007202b8" officeooo:paragraph-rsid="007202b8" style:font-name-asian="바탕" style:font-size-asian="12pt" style:font-size-complex="12pt"/>
    </style:style>
    <style:style style:name="P147" style:family="paragraph" style:parent-style-name="Standard">
      <style:text-properties style:font-name="바탕" fo:font-size="12pt" officeooo:rsid="002020ad" officeooo:paragraph-rsid="007269e1" style:font-name-asian="바탕" style:font-size-asian="12pt" style:font-size-complex="12pt"/>
    </style:style>
    <style:style style:name="P148" style:family="paragraph" style:parent-style-name="Standard">
      <style:text-properties style:font-name="바탕" fo:font-size="12pt" officeooo:rsid="002020ad" officeooo:paragraph-rsid="007202b8" style:font-name-asian="바탕" style:font-size-asian="12pt" style:font-size-complex="12pt"/>
    </style:style>
    <style:style style:name="P149" style:family="paragraph" style:parent-style-name="Standard">
      <style:text-properties style:font-name="바탕" fo:font-size="12pt" officeooo:rsid="002294ae" officeooo:paragraph-rsid="004d2d1c" style:font-name-asian="바탕" style:font-size-asian="12pt" style:font-size-complex="12pt"/>
    </style:style>
    <style:style style:name="P150" style:family="paragraph" style:parent-style-name="Standard">
      <style:text-properties style:font-name="바탕" fo:font-size="12pt" officeooo:rsid="002294ae" officeooo:paragraph-rsid="007405be" style:font-name-asian="바탕" style:font-size-asian="12pt" style:font-size-complex="12pt"/>
    </style:style>
    <style:style style:name="P151" style:family="paragraph" style:parent-style-name="Standard">
      <style:text-properties style:font-name="바탕" fo:font-size="12pt" officeooo:rsid="0025e3bf" officeooo:paragraph-rsid="004d2d1c" style:font-name-asian="바탕" style:font-size-asian="12pt" style:font-size-complex="12pt"/>
    </style:style>
    <style:style style:name="P152" style:family="paragraph" style:parent-style-name="Standard">
      <style:text-properties style:font-name="바탕" fo:font-size="12pt" officeooo:rsid="00754cdf" officeooo:paragraph-rsid="00754cdf" style:font-name-asian="바탕" style:font-size-asian="12pt" style:font-size-complex="12pt"/>
    </style:style>
    <style:style style:name="P153" style:family="paragraph" style:parent-style-name="Standard">
      <style:text-properties style:font-name="바탕" fo:font-size="12pt" officeooo:rsid="00066c57" officeooo:paragraph-rsid="00066c57" style:font-name-asian="바탕" style:font-size-asian="12pt" style:font-size-complex="12pt"/>
    </style:style>
    <style:style style:name="P154" style:family="paragraph" style:parent-style-name="Standard">
      <style:text-properties style:font-name="바탕" fo:font-size="12pt" officeooo:rsid="008662d4" officeooo:paragraph-rsid="008662d4" style:font-name-asian="바탕" style:font-size-asian="12pt" style:font-size-complex="12pt"/>
    </style:style>
    <style:style style:name="P155" style:family="paragraph" style:parent-style-name="Standard">
      <style:text-properties officeooo:paragraph-rsid="004d2d1c"/>
    </style:style>
    <style:style style:name="P156" style:family="paragraph" style:parent-style-name="Standard">
      <style:text-properties officeooo:paragraph-rsid="007b6191"/>
    </style:style>
    <style:style style:name="P157" style:family="paragraph" style:parent-style-name="Standard">
      <style:text-properties officeooo:rsid="000cf02b" officeooo:paragraph-rsid="004d2d1c"/>
    </style:style>
    <style:style style:name="P158" style:family="paragraph" style:parent-style-name="Standard">
      <style:text-properties officeooo:rsid="00834f90" officeooo:paragraph-rsid="00834f90"/>
    </style:style>
    <style:style style:name="P159" style:family="paragraph" style:parent-style-name="Standard">
      <style:text-properties officeooo:paragraph-rsid="00821191"/>
    </style:style>
    <style:style style:name="T1" style:family="text">
      <style:text-properties officeooo:rsid="000487ef"/>
    </style:style>
    <style:style style:name="T2" style:family="text">
      <style:text-properties officeooo:rsid="00066c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0cba" style:font-weight-asian="normal" style:font-weight-complex="normal"/>
    </style:style>
    <style:style style:name="T5" style:family="text">
      <style:text-properties fo:font-weight="normal" officeooo:rsid="000e69aa" style:font-weight-asian="normal" style:font-weight-complex="normal"/>
    </style:style>
    <style:style style:name="T6" style:family="text">
      <style:text-properties fo:font-weight="normal" officeooo:rsid="00117517" style:font-weight-asian="normal" style:font-weight-complex="normal"/>
    </style:style>
    <style:style style:name="T7" style:family="text">
      <style:text-properties fo:font-weight="normal" officeooo:rsid="00187be4" style:font-weight-asian="normal" style:font-weight-complex="normal"/>
    </style:style>
    <style:style style:name="T8" style:family="text">
      <style:text-properties fo:font-weight="normal" officeooo:rsid="001eaeb3" style:font-weight-asian="normal" style:font-weight-complex="normal"/>
    </style:style>
    <style:style style:name="T9" style:family="text">
      <style:text-properties fo:font-weight="normal" officeooo:rsid="001f1d07" style:font-weight-asian="normal" style:font-weight-complex="normal"/>
    </style:style>
    <style:style style:name="T10" style:family="text">
      <style:text-properties fo:font-weight="normal" officeooo:rsid="001fdb07" style:font-weight-asian="normal" style:font-weight-complex="normal"/>
    </style:style>
    <style:style style:name="T11" style:family="text">
      <style:text-properties fo:font-weight="normal" officeooo:rsid="00217994" style:font-weight-asian="normal" style:font-weight-complex="normal"/>
    </style:style>
    <style:style style:name="T12" style:family="text">
      <style:text-properties fo:font-weight="normal" officeooo:rsid="0022e59b" style:font-weight-asian="normal" style:font-weight-complex="normal"/>
    </style:style>
    <style:style style:name="T13" style:family="text">
      <style:text-properties fo:font-weight="normal" officeooo:rsid="0025b911" style:font-weight-asian="normal" style:font-weight-complex="normal"/>
    </style:style>
    <style:style style:name="T14" style:family="text">
      <style:text-properties fo:font-weight="normal" officeooo:rsid="0025c6b6" style:font-weight-asian="normal" style:font-weight-complex="normal"/>
    </style:style>
    <style:style style:name="T15" style:family="text">
      <style:text-properties fo:font-weight="normal" officeooo:rsid="0027b7db" style:font-weight-asian="normal" style:font-weight-complex="normal"/>
    </style:style>
    <style:style style:name="T16" style:family="text">
      <style:text-properties fo:font-weight="normal" officeooo:rsid="00286c42" style:font-weight-asian="normal" style:font-weight-complex="normal"/>
    </style:style>
    <style:style style:name="T17" style:family="text">
      <style:text-properties fo:font-weight="normal" officeooo:rsid="0029912a" style:font-weight-asian="normal" style:font-weight-complex="normal"/>
    </style:style>
    <style:style style:name="T18" style:family="text">
      <style:text-properties fo:font-weight="normal" officeooo:rsid="002e18d8" style:font-weight-asian="normal" style:font-weight-complex="normal"/>
    </style:style>
    <style:style style:name="T19" style:family="text">
      <style:text-properties fo:font-weight="normal" officeooo:rsid="002ee232" style:font-weight-asian="normal" style:font-weight-complex="normal"/>
    </style:style>
    <style:style style:name="T20" style:family="text">
      <style:text-properties fo:font-weight="normal" officeooo:rsid="00319bcc" style:font-weight-asian="normal" style:font-weight-complex="normal"/>
    </style:style>
    <style:style style:name="T21" style:family="text">
      <style:text-properties fo:font-weight="normal" officeooo:rsid="00326306" style:font-weight-asian="normal" style:font-weight-complex="normal"/>
    </style:style>
    <style:style style:name="T22" style:family="text">
      <style:text-properties fo:font-weight="normal" officeooo:rsid="0033b0da" style:font-weight-asian="normal" style:font-weight-complex="normal"/>
    </style:style>
    <style:style style:name="T23" style:family="text">
      <style:text-properties fo:font-weight="normal" officeooo:rsid="0035efa9" style:font-weight-asian="normal" style:font-weight-complex="normal"/>
    </style:style>
    <style:style style:name="T24" style:family="text">
      <style:text-properties fo:font-weight="normal" officeooo:rsid="0039e9f7" style:font-weight-asian="normal" style:font-weight-complex="normal"/>
    </style:style>
    <style:style style:name="T25" style:family="text">
      <style:text-properties fo:font-weight="normal" officeooo:rsid="003e8dd3" style:font-weight-asian="normal" style:font-weight-complex="normal"/>
    </style:style>
    <style:style style:name="T26" style:family="text">
      <style:text-properties fo:font-weight="normal" officeooo:rsid="00403f1d" style:font-weight-asian="normal" style:font-weight-complex="normal"/>
    </style:style>
    <style:style style:name="T27" style:family="text">
      <style:text-properties officeooo:rsid="0007bcda"/>
    </style:style>
    <style:style style:name="T28" style:family="text">
      <style:text-properties officeooo:rsid="0014fd22"/>
    </style:style>
    <style:style style:name="T29" style:family="text">
      <style:text-properties officeooo:rsid="000e30e8"/>
    </style:style>
    <style:style style:name="T30" style:family="text">
      <style:text-properties officeooo:rsid="0014c633"/>
    </style:style>
    <style:style style:name="T31" style:family="text">
      <style:text-properties officeooo:rsid="000a1083"/>
    </style:style>
    <style:style style:name="T32" style:family="text">
      <style:text-properties style:font-name="바탕" fo:font-size="12pt" style:font-name-asian="바탕" style:font-size-asian="12pt" style:font-size-complex="12pt"/>
    </style:style>
    <style:style style:name="T33" style:family="text">
      <style:text-properties style:font-name="바탕" fo:font-size="12pt" officeooo:rsid="000cf02b" style:font-name-asian="바탕" style:font-size-asian="12pt" style:font-size-complex="12pt"/>
    </style:style>
    <style:style style:name="T34" style:family="text">
      <style:text-properties style:font-name="바탕" fo:font-size="12pt" officeooo:rsid="0007bcda" style:font-name-asian="바탕" style:font-size-asian="12pt" style:font-size-complex="12pt"/>
    </style:style>
    <style:style style:name="T35" style:family="text">
      <style:text-properties style:font-name="바탕" fo:font-size="12pt" officeooo:rsid="000cc3f2" style:font-name-asian="바탕" style:font-size-asian="12pt" style:font-size-complex="12pt"/>
    </style:style>
    <style:style style:name="T36" style:family="text">
      <style:text-properties style:font-name="바탕" fo:font-size="12pt" officeooo:rsid="000e30e8" style:font-name-asian="바탕" style:font-size-asian="12pt" style:font-size-complex="12pt"/>
    </style:style>
    <style:style style:name="T37" style:family="text">
      <style:text-properties style:font-name="바탕" fo:font-size="12pt" officeooo:rsid="0011ce48" style:font-name-asian="바탕" style:font-size-asian="12pt" style:font-size-complex="12pt"/>
    </style:style>
    <style:style style:name="T38" style:family="text">
      <style:text-properties style:font-name="바탕" fo:font-size="12pt" officeooo:rsid="000a1083" style:font-name-asian="바탕" style:font-size-asian="12pt" style:font-size-complex="12pt"/>
    </style:style>
    <style:style style:name="T39" style:family="text">
      <style:text-properties style:font-name="바탕" fo:font-size="12pt" officeooo:rsid="0017fc61" style:font-name-asian="바탕" style:font-size-asian="12pt" style:font-size-complex="12pt"/>
    </style:style>
    <style:style style:name="T40" style:family="text">
      <style:text-properties style:font-name="바탕" fo:font-size="12pt" officeooo:rsid="0051cd17" style:font-name-asian="바탕" style:font-size-asian="12pt" style:font-size-complex="12pt"/>
    </style:style>
    <style:style style:name="T41" style:family="text">
      <style:text-properties style:font-name="바탕" fo:font-size="12pt" officeooo:rsid="005520ea" style:font-name-asian="바탕" style:font-size-asian="12pt" style:font-size-complex="12pt"/>
    </style:style>
    <style:style style:name="T42" style:family="text">
      <style:text-properties style:font-name="바탕" fo:font-size="12pt" officeooo:rsid="0058a528" style:font-name-asian="바탕" style:font-size-asian="12pt" style:font-size-complex="12pt"/>
    </style:style>
    <style:style style:name="T43" style:family="text">
      <style:text-properties style:font-name="바탕" fo:font-size="12pt" officeooo:rsid="00197de9" style:font-name-asian="바탕" style:font-size-asian="12pt" style:font-size-complex="12pt"/>
    </style:style>
    <style:style style:name="T44" style:family="text">
      <style:text-properties style:font-name="바탕" fo:font-size="12pt" officeooo:rsid="007077dc" style:font-name-asian="바탕" style:font-size-asian="12pt" style:font-size-complex="12pt"/>
    </style:style>
    <style:style style:name="T45" style:family="text">
      <style:text-properties style:font-name="바탕" fo:font-size="12pt" fo:font-weight="normal" officeooo:rsid="007b6191" style:font-name-asian="바탕" style:font-size-asian="12pt" style:font-weight-asian="normal" style:font-size-complex="12pt" style:font-weight-complex="normal"/>
    </style:style>
    <style:style style:name="T46" style:family="text">
      <style:text-properties style:font-name="바탕" fo:font-size="12pt" fo:font-weight="normal" officeooo:rsid="007e4a56" style:font-name-asian="바탕" style:font-size-asian="12pt" style:font-weight-asian="normal" style:font-size-complex="12pt" style:font-weight-complex="normal"/>
    </style:style>
    <style:style style:name="T47" style:family="text">
      <style:text-properties style:font-name="바탕" fo:font-size="12pt" fo:font-weight="normal" officeooo:rsid="007f8ee6" style:font-name-asian="바탕" style:font-size-asian="12pt" style:font-weight-asian="normal" style:font-size-complex="12pt" style:font-weight-complex="normal"/>
    </style:style>
    <style:style style:name="T48" style:family="text">
      <style:text-properties style:font-name="바탕" fo:font-size="12pt" fo:font-weight="normal" officeooo:rsid="00821191" style:font-name-asian="바탕" style:font-size-asian="12pt" style:font-weight-asian="normal" style:font-size-complex="12pt" style:font-weight-complex="normal"/>
    </style:style>
    <style:style style:name="T49" style:family="text">
      <style:text-properties style:font-name="바탕" fo:font-size="12pt" fo:font-weight="normal" officeooo:rsid="008c38f1" style:font-name-asian="바탕" style:font-size-asian="12pt" style:font-weight-asian="normal" style:font-size-complex="12pt" style:font-weight-complex="normal"/>
    </style:style>
    <style:style style:name="T50" style:family="text">
      <style:text-properties officeooo:rsid="004731cd"/>
    </style:style>
    <style:style style:name="T51" style:family="text">
      <style:text-properties officeooo:rsid="0049ae74"/>
    </style:style>
    <style:style style:name="T52" style:family="text">
      <style:text-properties officeooo:rsid="002416fc"/>
    </style:style>
    <style:style style:name="T53" style:family="text">
      <style:text-properties officeooo:rsid="0025e3bf"/>
    </style:style>
    <style:style style:name="T54" style:family="text">
      <style:text-properties officeooo:rsid="004e183d"/>
    </style:style>
    <style:style style:name="T55" style:family="text">
      <style:text-properties officeooo:rsid="004f0b21"/>
    </style:style>
    <style:style style:name="T56" style:family="text">
      <style:text-properties officeooo:rsid="00513e65"/>
    </style:style>
    <style:style style:name="T57" style:family="text">
      <style:text-properties officeooo:rsid="005342ff"/>
    </style:style>
    <style:style style:name="T58" style:family="text">
      <style:text-properties officeooo:rsid="005414f9"/>
    </style:style>
    <style:style style:name="T59" style:family="text">
      <style:text-properties officeooo:rsid="00554ea8"/>
    </style:style>
    <style:style style:name="T60" style:family="text">
      <style:text-properties officeooo:rsid="0057295e"/>
    </style:style>
    <style:style style:name="T61" style:family="text">
      <style:text-properties officeooo:rsid="0058a528"/>
    </style:style>
    <style:style style:name="T62" style:family="text">
      <style:text-properties officeooo:rsid="005ae8ba"/>
    </style:style>
    <style:style style:name="T63" style:family="text">
      <style:text-properties officeooo:rsid="005da651"/>
    </style:style>
    <style:style style:name="T64" style:family="text">
      <style:text-properties officeooo:rsid="005ee21a"/>
    </style:style>
    <style:style style:name="T65" style:family="text">
      <style:text-properties officeooo:rsid="005ef7a7"/>
    </style:style>
    <style:style style:name="T66" style:family="text">
      <style:text-properties officeooo:rsid="0062a9df"/>
    </style:style>
    <style:style style:name="T67" style:family="text">
      <style:text-properties officeooo:rsid="006493e0"/>
    </style:style>
    <style:style style:name="T68" style:family="text">
      <style:text-properties officeooo:rsid="006740c6"/>
    </style:style>
    <style:style style:name="T69" style:family="text">
      <style:text-properties officeooo:rsid="0068cab5"/>
    </style:style>
    <style:style style:name="T70" style:family="text">
      <style:text-properties officeooo:rsid="006a9373"/>
    </style:style>
    <style:style style:name="T71" style:family="text">
      <style:text-properties officeooo:rsid="006ad82c"/>
    </style:style>
    <style:style style:name="T72" style:family="text">
      <style:text-properties officeooo:rsid="006b189d"/>
    </style:style>
    <style:style style:name="T73" style:family="text">
      <style:text-properties officeooo:rsid="006e4025"/>
    </style:style>
    <style:style style:name="T74" style:family="text">
      <style:text-properties officeooo:rsid="006e922c"/>
    </style:style>
    <style:style style:name="T75" style:family="text">
      <style:text-properties officeooo:rsid="0070652a"/>
    </style:style>
    <style:style style:name="T76" style:family="text">
      <style:text-properties officeooo:rsid="007077dc"/>
    </style:style>
    <style:style style:name="T77" style:family="text">
      <style:text-properties officeooo:rsid="007269e1"/>
    </style:style>
    <style:style style:name="T78" style:family="text">
      <style:text-properties officeooo:rsid="0073aa16"/>
    </style:style>
    <style:style style:name="T79" style:family="text">
      <style:text-properties officeooo:rsid="007405be"/>
    </style:style>
    <style:style style:name="T80" style:family="text">
      <style:text-properties officeooo:rsid="00754cdf"/>
    </style:style>
    <style:style style:name="T81" style:family="text">
      <style:text-properties officeooo:rsid="0076a3ea"/>
    </style:style>
    <style:style style:name="T82" style:family="text">
      <style:text-properties officeooo:rsid="007845c9"/>
    </style:style>
    <style:style style:name="T83" style:family="text">
      <style:text-properties officeooo:rsid="007a14c2"/>
    </style:style>
    <style:style style:name="T84" style:family="text">
      <style:text-properties officeooo:rsid="007b7c5f"/>
    </style:style>
    <style:style style:name="T85" style:family="text">
      <style:text-properties officeooo:rsid="007d8926"/>
    </style:style>
    <style:style style:name="T86" style:family="text">
      <style:text-properties officeooo:rsid="00805b22"/>
    </style:style>
    <style:style style:name="T87" style:family="text">
      <style:text-properties officeooo:rsid="008219b3"/>
    </style:style>
    <style:style style:name="T88" style:family="text">
      <style:text-properties officeooo:rsid="0084fcee"/>
    </style:style>
    <style:style style:name="T89" style:family="text">
      <style:text-properties officeooo:rsid="0087a83b"/>
    </style:style>
    <style:style style:name="T90" style:family="text">
      <style:text-properties officeooo:rsid="008ac4c8"/>
    </style:style>
    <style:style style:name="T91" style:family="text">
      <style:text-properties officeooo:rsid="008c0945"/>
    </style:style>
    <style:style style:name="T92" style:family="text">
      <style:text-properties officeooo:rsid="008c38f1"/>
    </style:style>
    <style:style style:name="T93" style:family="text">
      <style:text-properties officeooo:rsid="008d929c"/>
    </style:style>
    <style:style style:name="T94" style:family="text">
      <style:text-properties officeooo:rsid="0090ee93"/>
    </style:style>
    <style:style style:name="T95" style:family="text">
      <style:text-properties officeooo:rsid="00935780"/>
    </style:style>
    <style:style style:name="T96" style:family="text">
      <style:text-properties officeooo:rsid="00937044"/>
    </style:style>
    <style:style style:name="T97" style:family="text">
      <style:text-properties officeooo:rsid="0097f435"/>
    </style:style>
    <style:style style:name="T98" style:family="text">
      <style:text-properties officeooo:rsid="00984ad1"/>
    </style:style>
    <style:style style:name="T99" style:family="text">
      <style:text-properties officeooo:rsid="0099bb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ython<text:span text:style-name="T89"> 요약 정리 </text:span></text:p>
      <text:p text:style-name="P43"/>
      <text:p text:style-name="P43">import : 라이브러리 부르기</text:p>
      <text:p text:style-name="P43"/>
      <text:p text:style-name="P43">import keyword</text:p>
      <text:p text:style-name="P43">keyword.kwlist : 키워드 보기</text:p>
      <text:p text:style-name="P43"/>
      <text:p text:style-name="P44">print(x) : 출력</text:p>
      <text:p text:style-name="P44">type(x) : 타입 보기</text:p>
      <text:p text:style-name="P44">dir()#현재 메모리에 있는 변수정보와 라이브러리들을 확인할 수 있다.</text:p>
      <text:p text:style-name="P44">del(x)#메모리에 있는 변수를 삭제하기</text:p>
      <text:p text:style-name="P44"/>
      <text:p text:style-name="P44">locals()#x = 1 인걸 확인할 수 있다. dir()보다 더 상세하게 나온다.</text:p>
      <text:p text:style-name="P44">#메모리에 있는 변수의 값을 확인</text:p>
      <text:p text:style-name="P44"/>
      <text:p text:style-name="P44">print(“{}”.format()) : 문자열 안에 변수 문자열 넣기</text:p>
      <text:p text:style-name="P44"/>
      <text:p text:style-name="P44">x[0] : 인덱싱은 0부터</text:p>
      <text:p text:style-name="P44"/>
      <text:p text:style-name="P45">문자함수 </text:p>
      <text:p text:style-name="P44"><text:span text:style-name="T1">x = x.replace(,) : </text:span>원본문자를 찾아서 다른 문자로 치환하는 함수 <text:s/></text:p>
      <text:p text:style-name="P47">x = x.startswith() : 원본 문자열이 매개변수로 입력한 문자열로 시작되는지 판단하는 함수</text:p>
      <text:p text:style-name="P45">x = x.endswith() : 원본 문자열이 매개변수로 입력한 문자열로 끝나는지 판단하는 함수</text:p>
      <text:p text:style-name="P45">x.find(), x.index() : 문자(열)가 처음 나오는 위치를 찾는다.</text:p>
      <text:p text:style-name="P45">x.count() : 원본문자열안에 매개변수로 입력한 문자열이 몇 번 나오는지 껀수를 리턴하는 함수</text:p>
      <text:p text:style-name="P45">x.upper() : 원본문자열을 대문자로 변환하는 함수 </text:p>
      <text:p text:style-name="P45">x.lower() : 원본문자열을 소문자로 변환하는 함수 </text:p>
      <text:p text:style-name="P45">x.capitalize() : 첫글자만 대문자로 바꾸는 함수</text:p>
      <text:p text:style-name="P45">x.title() : 모든 단어의 첫글자를 대문자로 변환하는 함수 </text:p>
      <text:p text:style-name="P45">x.swapcace() : 대문자를 소문자로, 소문자를 대문자로 변환하는 함수 </text:p>
      <text:p text:style-name="P45">x.center() : 원본 문자열을 지정한 공간에서 중앙에 배치하는 함수</text:p>
      <text:p text:style-name="P45">x.ljust() : 원본 문자열을 지정한 공간에서 왼쪽에 배치하는 함수 </text:p>
      <text:p text:style-name="P45">x.rjust() : 원본 문자열을 지정한 공간에서 오른쪽에 배치하는 함수</text:p>
      <text:p text:style-name="P45">x.strip() : 원본문자열에서 양쪽에 공백을 제거하는 함수. 문자를 제거하는 함수</text:p>
      <text:p text:style-name="P45">x.lstrip() : 원본문자열에서 왼쪽에 공백을 제거하는 함수. 문자를 제거하는 함수</text:p>
      <text:p text:style-name="P45">x.rstrip() : 원본문자열에서 오른쪽에 공백을 제거하는 함수. 문자를 제거하는 함수</text:p>
      <text:p text:style-name="P46">x.isalpha() : 원본 문자열이 숫자, 기호를 제외한 알파벳, 한글로 이루어졌는지 확인하는 함수</text:p>
      <text:p text:style-name="P46">x.isalnum() : 원본 문자열이 알파벳, 숫자로 이루어져있는지 확인하는 함수 </text:p>
      <text:p text:style-name="P46">x.isnumeric() : 원본 문자열이 숫자로만 이루어져있는지 확인하는 함수</text:p>
      <text:p text:style-name="P45"/>
      <text:p text:style-name="P45">변수의 타입을 체크하려면 다음 함수를 이용한다.</text:p>
      <text:p text:style-name="P45">isinstance(x, int)</text:p>
      <text:p text:style-name="P45"/>
      <text:p text:style-name="P45">'w' in x : in 연산자를 이용해서 문자열이 존재여부를 확인하는 연산자</text:p>
      <text:p text:style-name="P45">x.split(',') : 원본 문자열에서 매개변수로 입력한 문자열을 기준으로 원본문자열을 나눠 리스트로 만드는 함수</text:p>
      <text:p text:style-name="P45">원본 글자 사이에 특정한 문자열을 추가하는 함수 </text:p>
      <text:p text:style-name="P45">x = 'abc' // ','.join(x)#'a,b,c' //<text:span text:style-name="T2"> </text:span>''.join(x)#ab</text:p>
      <text:p text:style-name="P45"/>
      <text:p text:style-name="P154"><text:soft-page-break/>python 자료형 </text:p>
      <text:p text:style-name="P48"/>
      <text:p text:style-name="P48">1.list</text:p>
      <text:p text:style-name="P48">x = [] // y = list()</text:p>
      <text:p text:style-name="P71">x.append(400) : list variable 끝에 값을 추가해 넣기</text:p>
      <text:p text:style-name="P71">기존 리스트 변수에 다른 리스트를 이어 붙일 때는 extend()를 사용한다. 또는 + 로도 리스트 변수를 결합할 수 있다. append를 사용하면 리스트가 중첩되어서 추가된다.</text:p>
      <text:p text:style-name="P71">del x[-1] : 삭제하기</text:p>
      <text:p text:style-name="P71">x.insert(4,500) : 인덱스를 사용하여 특정 위치에 값을 입력하는 방법</text:p>
      <text:p text:style-name="P72">x.pop() : 리스트 변수에 있는 값 중에 마지막 값을 제거하는 방법</text:p>
      <text:p text:style-name="P72">x.pop(4) : 특정한 인덱스 번호를 기준으로 제거하는 방법</text:p>
      <text:p text:style-name="P72">drink.remove('콜라') : list 변수에 값을 기준으로 삭제하는 방법</text:p>
      <text:p text:style-name="P72">x.clear() // del x : list 변수 값을 지우는 방법</text:p>
      <text:p text:style-name="P72">x.sort() : 리스트 변수안에 값을 기준으로 정렬(기본값은 오름차순), '미리보기 아님' 에 주의하자, x값이 달라진다.</text:p>
      <text:p text:style-name="P72">x.sort(reverse=True)</text:p>
      <text:p text:style-name="P72">sorted(x) : sort 를 미리보기만 하려면 sorted()를 사용한다.</text:p>
      <text:p text:style-name="P72">sorted(x, reverse = True)</text:p>
      <text:p text:style-name="P72">x[::-1] // x.reverse() : 리스트 인덱스 순서를 반대로 뒤집을때 사용하는 방법</text:p>
      <text:p text:style-name="P72"/>
      <text:p text:style-name="P73">2.tuple</text:p>
      <text:p text:style-name="P73">x = () // x = 10,20 </text:p>
      <text:p text:style-name="P73">c = x + y : tuple 2개를 합치기 </text:p>
      <text:p text:style-name="P73">tuple은 수정, 삭제, 추가를 할 수 없다.</text:p>
      <text:p text:style-name="P74">a = 1,2,3 : ()없이도 tuple을 선언할 수 있다. // type(a)#tuple</text:p>
      <text:p text:style-name="P74">one, two, three = a : tuple 안의 값들이 각각 분리되어 들어간다.</text:p>
      <text:p text:style-name="P74"/>
      <text:p text:style-name="P75">3.dictionary</text:p>
      <text:p text:style-name="P75">dic = {} // dic = {x key: x value, y key: y value, z key: z value}</text:p>
      <text:p text:style-name="P49"><text:span text:style-name="T5">x.keys() :</text:span><text:span text:style-name="T4">key 보기</text:span></text:p>
      <text:p text:style-name="P49"><text:span text:style-name="T5">x.values() : </text:span><text:span text:style-name="T4">value 보기</text:span></text:p>
      <text:p text:style-name="P50"><text:span text:style-name="T4">x</text:span><text:span text:style-name="T3">[key] = value : key와 value 추가, 수정 </text:span></text:p>
      <text:p text:style-name="P51"><text:span text:style-name="T4">x.</text:span><text:span text:style-name="T3">get[] </text:span><text:span text:style-name="T5">// </text:span><text:span text:style-name="T6">x[key]</text:span><text:span text:style-name="T3"> : key에 대한 value 확인 </text:span></text:p>
      <text:p text:style-name="P49"><text:span text:style-name="T4">x</text:span><text:span text:style-name="T5">.items() : </text:span><text:span text:style-name="T4">(key, value) 보기</text:span></text:p>
      <text:p text:style-name="P52"><text:span text:style-name="T3">y in x.keys() // </text:span><text:span text:style-name="T4">y </text:span><text:span text:style-name="T3">in x.values() : <text:s/>포함여부 </text:span></text:p>
      <text:p text:style-name="P53"><text:span text:style-name="T3">del </text:span><text:span text:style-name="T6">x</text:span><text:span text:style-name="T3">['야구'] : 키, 값을 삭제 // </text:span><text:span text:style-name="T6">x</text:span><text:span text:style-name="T3">['축구'] = [] : 값만 삭제하려면</text:span></text:p>
      <text:p text:style-name="P53"><text:span text:style-name="T6">x</text:span><text:span text:style-name="T3">.clear() : 변수안에 키, 값 내용 지우기</text:span></text:p>
      <text:p text:style-name="P84"/>
      <text:p text:style-name="P85">4.set</text:p>
      <text:p text:style-name="P85">집합, 중복을 허용하지 않습니다. 리스트와 비슷하다. 인덱스의 순서가 없다.</text:p>
      <text:p text:style-name="P54"><text:span text:style-name="T3">X = {1,2,3}. </text:span><text:span text:style-name="T7">x = set()</text:span></text:p>
      <text:p text:style-name="P86">x.union(y) // x|y : 합집합</text:p>
      <text:p text:style-name="P86">x.intersection(y) // x&amp;y : 교집합</text:p>
      <text:p text:style-name="P86">x.difference(y) // x-y : 차집합</text:p>
      <text:p text:style-name="P87">y in x : 포함여부</text:p>
      <text:p text:style-name="P87">x.remove() : 삭제</text:p>
      <text:p text:style-name="P87">x.add() : 추가</text:p>
      <text:p text:style-name="P87">x.add([]) // x.update([]) : 여러개 추가</text:p>
      <text:p text:style-name="P87"/>
      <text:p text:style-name="P88"/>
      <text:p text:style-name="P88"/>
      <text:p text:style-name="P88"/>
      <text:p text:style-name="P88"><text:soft-page-break/>5.bool</text:p>
      <text:p text:style-name="P88">참(True), 거짓(False)을 나타내는 자료형 </text:p>
      <text:p text:style-name="P88"># True 표현하는 방법</text:p>
      <text:p text:style-name="P88">bool(1) // bool(-1) // bool('이재훈') // bool('python') // bool([1,2,3]) // bool((1,2,3))</text:p>
      <text:p text:style-name="P88">// bool({1,2,3}) // not 0 // not None</text:p>
      <text:p text:style-name="P88">False 표현방법</text:p>
      <text:p text:style-name="P88">bool(0) // bool([]) // bool(()) // bool({}) // bool(None) // bool('') // not 1 // not -1</text:p>
      <text:p text:style-name="P88"/>
      <text:p text:style-name="P88">#복제를 할때 주의해야 할 점 </text:p>
      <text:p text:style-name="P88">a = [1,2,3] // b = a // b#[1, 2, 3]</text:p>
      <text:p text:style-name="P88">#메모리 위치는 같다. 새롭게 만든게 아니라 참조만 같이 해 놓았다.</text:p>
      <text:p text:style-name="P88">id(a)#123758152 // id(b)#123758152</text:p>
      <text:p text:style-name="P88">#이제 a의 값을 변경해보자 </text:p>
      <text:p text:style-name="P88">a[0] = 10 // a#[10, 2, 3] // b#[10, 2, 3]</text:p>
      <text:p text:style-name="P88">#값이 같이 바뀌는걸 <text:s/>알 수 있다.</text:p>
      <text:p text:style-name="P88"/>
      <text:p text:style-name="P88">deep copy를 실행한다. 그럼 복사를 할때 객체를 따로 생성한다. </text:p>
      <text:p text:style-name="P88">import copy</text:p>
      <text:p text:style-name="P88">c = copy.deepcopy(a)</text:p>
      <text:p text:style-name="P88">#다음 값이 다른게 확인된다.</text:p>
      <text:p text:style-name="P88">id(a) // id(c)</text:p>
      <text:p text:style-name="P88"/>
      <text:p text:style-name="P89">input() 함수를 이용해서 사용자로 부터 입력을 받아들여 프로그램에게 전달해주는데, 이때 전달되는 데이터의 형식은 문자열이다. </text:p>
      <text:p text:style-name="P89">x.input() : 하고 console로 가서 값을 입력한다.</text:p>
      <text:p text:style-name="P90">x = input('숫자를 입력하세요 :') : 문구도 같이 나오게 하고 싶을때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#조건제어문</text:p>
      <text:p text:style-name="P89">#1. if문</text:p>
      <text:p text:style-name="P89">#if 조건문 : </text:p>
      <text:p text:style-name="P89"># <text:s text:c="2"/>수행해야할 문장</text:p>
      <text:p text:style-name="P89"/>
      <text:p text:style-name="P89">#if 조건문 :</text:p>
      <text:p text:style-name="P89"># <text:s text:c="2"/>수행해야할 문장</text:p>
      <text:p text:style-name="P89">#else:</text:p>
      <text:p text:style-name="P89"># <text:s text:c="2"/>수행해야할 문장</text:p>
      <text:p text:style-name="P89"/>
      <text:p text:style-name="P89">#주의할 점</text:p>
      <text:p text:style-name="P89">x = 0</text:p>
      <text:p text:style-name="P89">if x &gt; 10 and 1/x:</text:p>
      <text:p text:style-name="P89"><text:s text:c="4"/>print('x는 10보다 크다')</text:p>
      <text:p text:style-name="P89">else:</text:p>
      <text:p text:style-name="P89"><text:s text:c="4"/>print('x는 10보다 작다')</text:p>
      <text:p text:style-name="P89">#and는 앞에 false이면 뒤에 안 보고 false로 판별한다</text:p>
      <text:p text:style-name="P89">#그래서 에러가 나지 않고 작동한다.</text:p>
      <text:p text:style-name="P89"><text:s text:c="4"/></text:p>
      <text:p text:style-name="P89">x = 0</text:p>
      <text:p text:style-name="P89">if x &gt; 10 &amp; 1/x:</text:p>
      <text:p text:style-name="P89"><text:s text:c="4"/>print('x는 10보다 크다')</text:p>
      <text:p text:style-name="P89">else:</text:p>
      <text:p text:style-name="P89"><text:s text:c="4"/>print('x는 10보다 작다')</text:p>
      <text:p text:style-name="P89">#&amp;는 뒤에도 보기 때문에 error:ZeroDivisionError: division by zero</text:p>
      <text:p text:style-name="P89"><text:s text:c="4"/></text:p>
      <text:p text:style-name="P89">#</text:p>
      <text:p text:style-name="P89">x = 0</text:p>
      <text:p text:style-name="P89">if x &lt; 10 or 1/x:</text:p>
      <text:p text:style-name="P89"><text:s text:c="4"/>print('x는 10보다 작다')</text:p>
      <text:p text:style-name="P89">else:</text:p>
      <text:p text:style-name="P89"><text:s text:c="4"/>print('x는 10보다 크다')</text:p>
      <text:p text:style-name="P89">#or 역시 앞에만 true 인거 보고 작동한다. <text:s text:c="2"/></text:p>
      <text:p text:style-name="P89">x = 0</text:p>
      <text:p text:style-name="P89">if x &lt; 10 | 1/x:</text:p>
      <text:p text:style-name="P89"><text:s text:c="4"/>print('x는 10보다 작다')</text:p>
      <text:p text:style-name="P89">else:</text:p>
      <text:p text:style-name="P89"><text:s text:c="4"/>print('x는 10보다 크다')</text:p>
      <text:p text:style-name="P89">#|는 뒤에도 보기 때문에 error:ZeroDivisionError: division by zero</text:p>
      <text:p text:style-name="P89"/>
      <text:p text:style-name="P89">x = input('숫자를 입력하세요 : ') : 아무것도 입력하지 않고 엔터만 친 경우</text:p>
      <text:p text:style-name="P89">x#'' // x == None#False // '' 는 None 이 아니다.</text:p>
      <text:p text:style-name="P89"/>
      <text:p text:style-name="P89">#반복문</text:p>
      <text:p text:style-name="P89">##1. while ##</text:p>
      <text:p text:style-name="P89"># <text:s text:c="2"/>조건이 True인 동안에 반복 수행한다.</text:p>
      <text:p text:style-name="P89"/>
      <text:p text:style-name="P89">#while 조건문:</text:p>
      <text:p text:style-name="P89"># <text:s text:c="3"/>반복수행할 문장</text:p>
      <text:p text:style-name="P89">break : 반복문을 중단한다.</text:p>
      <text:p text:style-name="P55"><text:span text:style-name="T8">c</text:span><text:span text:style-name="T3">ontinue : 밑에 문장을 실행하지 않고 바로 다음 반복부분으로 간다.</text:span></text:p>
      <text:p text:style-name="P89"/>
      <text:p text:style-name="P89"><text:soft-page-break/>##2. for문 ##</text:p>
      <text:p text:style-name="P89">#for 변수 in (리스트, 튜플, 문자열):</text:p>
      <text:p text:style-name="P89"># <text:s text:c="2"/>수행해야할 문장</text:p>
      <text:p text:style-name="P89"/>
      <text:p text:style-name="P89">range(시작점, 끝점 + 1,증가분:기본값 = 1)</text:p>
      <text:p text:style-name="P89">enumerate() : index, 실제값을 리턴하는 함수 </text:p>
      <text:p text:style-name="P55"><text:span text:style-name="T3">for idx, value in enumerate(</text:span><text:span text:style-name="T9">x</text:span><text:span text:style-name="T3">):</text:span></text:p>
      <text:p text:style-name="P89"><text:s text:c="4"/>print('{}번 인덱스에 {}이 있습니다.'.format(idx,value))</text:p>
      <text:p text:style-name="P89">본래 set은 index가 없다. enumerate를 사용하면 자동으로 index를 매겨서 출력한다.</text:p>
      <text:p text:style-name="P89"/>
      <text:p text:style-name="P56"><text:span text:style-name="T3">집합.</text:span><text:span text:style-name="T10">tuple</text:span><text:span text:style-name="T3"> 원소의 갯수 해아리기</text:span></text:p>
      <text:p text:style-name="P89">dic = {}</text:p>
      <text:p text:style-name="P89">for value in x:</text:p>
      <text:p text:style-name="P89"><text:s text:c="4"/>if value in dic.keys():</text:p>
      <text:p text:style-name="P89"><text:s text:c="8"/>dic[value] = dic[value] + 1</text:p>
      <text:p text:style-name="P89"><text:s text:c="4"/>else:</text:p>
      <text:p text:style-name="P89"><text:s text:c="8"/>dic[value] = 1</text:p>
      <text:p text:style-name="P89"/>
      <text:p text:style-name="P89">sorted(dic)#key 기준으로 정렬됨, value들은 안 나옴</text:p>
      <text:p text:style-name="P89">value 기준으로 정렬하려면</text:p>
      <text:p text:style-name="P89">import operator</text:p>
      <text:p text:style-name="P55"><text:span text:style-name="T3">sorted(dic.items(),key = operator.itemgetter(0)) : </text:span><text:span text:style-name="T10">key 기준</text:span></text:p>
      <text:p text:style-name="P91">sorted(dic.items(),key = operator.itemgetter(1)) : value 기준</text:p>
      <text:p text:style-name="P91">sorted(dic.items(),key = operator.itemgetter(1), reverse = True) : value 기준, 내림차순</text:p>
      <text:p text:style-name="P91"/>
      <text:p text:style-name="P91">list 내장 객체 </text:p>
      <text:p text:style-name="P57"><text:span text:style-name="T11">[i for i in x], [i for i in x </text:span><text:span text:style-name="T12">if (조건)</text:span><text:span text:style-name="T11">], [i </text:span><text:span text:style-name="T12">if (조건) else j </text:span><text:span text:style-name="T11">for i in x]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#함수</text:p>
      <text:p text:style-name="P92">#기능의 프로그램</text:p>
      <text:p text:style-name="P92">#반복되는 코드를 하나로 묶어서 처리하는 방법</text:p>
      <text:p text:style-name="P92">#def 함수이름(형식매개변수, 인수, 인수):</text:p>
      <text:p text:style-name="P92"># <text:s text:c="6"/>수행할 문장</text:p>
      <text:p text:style-name="P92"># <text:s text:c="6"/>[return 값]</text:p>
      <text:p text:style-name="P92">#함수이름(인수, 인수)</text:p>
      <text:p text:style-name="P92">입력변수의 갯수가 달라지는 경우, 앞에 * 붙인다.</text:p>
      <text:p text:style-name="P58"><text:span text:style-name="T11">d</text:span><text:span text:style-name="T3">ef x(*y): // ...</text:span></text:p>
      <text:p text:style-name="P93">def x(y,*z): // ...</text:p>
      <text:p text:style-name="P93">#함수안에서 복사할 때 주의할 점이 있다.</text:p>
      <text:p text:style-name="P93">def exchange(input):</text:p>
      <text:p text:style-name="P60"><text:span text:style-name="T3"><text:s text:c="4"/>x = input #동일한 메모리의 x 변수를 사용한다.</text:span><text:span text:style-name="T13"> </text:span></text:p>
      <text:p text:style-name="P60"><text:span text:style-name="T15"><text:s text:c="5"/></text:span><text:span text:style-name="T13">-&gt; x = input[:]</text:span><text:span text:style-name="T14"> </text:span><text:span text:style-name="T15">// </text:span><text:span text:style-name="T14">x = copy.deepcopy(input)</text:span><text:span text:style-name="T15"> </text:span><text:span text:style-name="T14">: 바꿔야 함 </text:span></text:p>
      <text:p text:style-name="P93"><text:s text:c="4"/>#index 해서 값을 넣으면 global 처럼 원래 x변수가 바뀐다.</text:p>
      <text:p text:style-name="P93"><text:s text:c="4"/>for i in range(len(x)):</text:p>
      <text:p text:style-name="P93"><text:s text:c="8"/>x[i] = y[i]</text:p>
      <text:p text:style-name="P93"/>
      <text:p text:style-name="P93">라이브러리 만들어 보기</text:p>
      <text:p text:style-name="P59"><text:span text:style-name="T3">이제 위에 만든 함수들을 메모장에 옮겨서 저장하자</text:span><text:span text:style-name="T16"> </text:span><text:span text:style-name="T3">(주석은 제거하고 올린다.)</text:span></text:p>
      <text:p text:style-name="P93">파일 확장자는 py로 함</text:p>
      <text:p text:style-name="P93"/>
      <text:p text:style-name="P93">import sys</text:p>
      <text:p text:style-name="P93">#폴더 확인</text:p>
      <text:p text:style-name="P93">sys.path</text:p>
      <text:p text:style-name="P93">#path에 폴더 추가 </text:p>
      <text:p text:style-name="P93">sys.path.append('C:\\Workspace\\Python_Space\\myPython')</text:p>
      <text:p text:style-name="P93">#위의 폴더에 stats.py 파일을 만들고 저장하자</text:p>
      <text:p text:style-name="P93">#그 안에 위의 함수들이 있는데 주석은 빼고 넣자 <text:s/></text:p>
      <text:p text:style-name="P93">#라이브러리를 불러오자 </text:p>
      <text:p text:style-name="P93">import stats</text:p>
      <text:p text:style-name="P93">#stats에서 추가된 함수들을 확인하자 </text:p>
      <text:p text:style-name="P93">dir(stats)</text:p>
      <text:p text:style-name="P93">만약 라이브러리 이름을 안 쓰고 싶으면</text:p>
      <text:p text:style-name="P93">from stats import mean, variance, stddev, sumF</text:p>
      <text:p text:style-name="P93"/>
      <text:p text:style-name="P93">재귀호출</text:p>
      <text:p text:style-name="P59"><text:span text:style-name="T3">자기 자신을 다시 호출하는 기능</text:span><text:span text:style-name="T17">, </text:span><text:span text:style-name="T3">함수안에서 자신의 함수를 호출하는 기능</text:span><text:span text:style-name="T17">, </text:span><text:span text:style-name="T3">반복문과 stack구조를 의미한다.</text:span></text:p>
      <text:p text:style-name="P93"/>
      <text:p text:style-name="P93">stack</text:p>
      <text:p text:style-name="P93">바닥부터 데이터를 쌓는 개념</text:p>
      <text:p text:style-name="P93">LIFO(Last In First Out) : 마지막으로 들어오는 데이터가 제일 먼저 나간다.</text:p>
      <text:p text:style-name="P93">후힙선출</text:p>
      <text:p text:style-name="P93">push : 마지막 데이터 위치에 데이터를 입력한다.</text:p>
      <text:p text:style-name="P93">pop : 마지막 데이터 위치에 데이터를 꺼내는 작업</text:p>
      <text:p text:style-name="P93">top / peek : 제일 최근에 들어간 데이터 / 가장 위에 있는 데이터 </text:p>
      <text:p text:style-name="P93">queue</text:p>
      <text:p text:style-name="P93">데이터가 입력되면 입력된 순서대로 쌓고 먼저 들어온 데이터부터 처리하는 자료구조</text:p>
      <text:p text:style-name="P93">FIFO(First In First Out) : 처음 들어온 데이터가 처음 먼저 나간다.</text:p>
      <text:p text:style-name="P93"/>
      <text:p text:style-name="P93"/>
      <text:p text:style-name="P93"><text:soft-page-break/>#최대공약수</text:p>
      <text:p text:style-name="P93">#18 <text:s/>1 2 3 6 9 18</text:p>
      <text:p text:style-name="P93">#24 <text:s/>1 2 3 4 6 8 12 24</text:p>
      <text:p text:style-name="P93">#gcd를 구해보자 </text:p>
      <text:p text:style-name="P93">#1. 큰수를 작은수로 나눈다. 큰수%작은수 = 나머지</text:p>
      <text:p text:style-name="P93">#나머지가 없이 딱 나누어지면 작은수가 최대 공약수가 된다.</text:p>
      <text:p text:style-name="P93">#24 % 18 = 6</text:p>
      <text:p text:style-name="P93"># <text:s text:c="4"/>18 % 6 = 0</text:p>
      <text:p text:style-name="P93">#100 % 28 = 16</text:p>
      <text:p text:style-name="P93"># <text:s text:c="5"/>28 % 16 = 12</text:p>
      <text:p text:style-name="P93"># <text:s text:c="10"/>16 % 12 = 4</text:p>
      <text:p text:style-name="P93"># <text:s text:c="15"/>12 % 4 = 0</text:p>
      <text:p text:style-name="P93">def gcd3(x,y):</text:p>
      <text:p text:style-name="P93"><text:s text:c="4"/>if x &lt; y:</text:p>
      <text:p text:style-name="P93"><text:s text:c="8"/>x, y = y, x</text:p>
      <text:p text:style-name="P93"><text:s text:c="7"/></text:p>
      <text:p text:style-name="P93"><text:s text:c="4"/>while y != 0:</text:p>
      <text:p text:style-name="P93"><text:s text:c="8"/>remainder = x % y</text:p>
      <text:p text:style-name="P93"><text:s text:c="8"/>x = y</text:p>
      <text:p text:style-name="P93"><text:s text:c="8"/>y = remainder</text:p>
      <text:p text:style-name="P93"><text:s text:c="4"/></text:p>
      <text:p text:style-name="P93"><text:s text:c="4"/>return x</text:p>
      <text:p text:style-name="P93"/>
      <text:p text:style-name="P93">#유클리드 알고리즘</text:p>
      <text:p text:style-name="P93">#1. 두 수 x,y(x&gt;y)입력으로 들어온다.</text:p>
      <text:p text:style-name="P93">#2. y=0이면 x를 출력하고 종료한다.</text:p>
      <text:p text:style-name="P93">#3. x를 y로 나누어 떨어지면 y를 출력하고 알고리즘 종료</text:p>
      <text:p text:style-name="P93">#4. 그렇지 않으면 x를 y로 나눈 나머지가 있으면 y를 x에 대입, 나머지는 y에 대입</text:p>
      <text:p text:style-name="P93">#-&gt;3. 반복 수행 </text:p>
      <text:p text:style-name="P93"/>
      <text:p text:style-name="P93">패키지 - 관련성있는 서브프로그램을 모아서 관리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날짜</text:p>
      <text:p text:style-name="P93">import datetime</text:p>
      <text:p text:style-name="P93">library.class.function 식으로 불러온다.</text:p>
      <text:p text:style-name="P93">datetime.date.today()#datetime.date(2019, 9, 9)</text:p>
      <text:p text:style-name="P93">datetime.datetime.now()#datetime.datetime(2019, 9, 9, 14, 0, 54, 65270)</text:p>
      <text:p text:style-name="P93">datetime.datetime.today().year</text:p>
      <text:p text:style-name="P93">datetime.datetime.today().month</text:p>
      <text:p text:style-name="P93">datetime.datetime.today().day</text:p>
      <text:p text:style-name="P93">datetime.datetime.now().year</text:p>
      <text:p text:style-name="P93">datetime.datetime.now().month</text:p>
      <text:p text:style-name="P93">datetime.datetime.now().day</text:p>
      <text:p text:style-name="P93">datetime.datetime.now().hour</text:p>
      <text:p text:style-name="P93">datetime.datetime.now().minute</text:p>
      <text:p text:style-name="P93">datetime.datetime.now().second</text:p>
      <text:p text:style-name="P93">datetime.datetime.now().microsecond</text:p>
      <text:p text:style-name="P93">datetime.datetime.now().date()#datetime.date(2019, 9, 9)</text:p>
      <text:p text:style-name="P93">datetime.datetime.now().time()#datetime.time(17, 48, 8, 386331)</text:p>
      <text:p text:style-name="P59"><text:span text:style-name="T3">datetime.datetime.now().weekday()#0</text:span><text:span text:style-name="T18"> ~ 6</text:span></text:p>
      <text:p text:style-name="P96">d = datetime.datetime.now()</text:p>
      <text:p text:style-name="P93">d.strftime('%x')#현재날짜 월/일/년도</text:p>
      <text:p text:style-name="P93">d.strftime('%X')#현재 시간 시:분:조</text:p>
      <text:p text:style-name="P93">d.strftime('%Y')#년도 4자리</text:p>
      <text:p text:style-name="P93">d.strftime('%y')#년도 뒤 2자리</text:p>
      <text:p text:style-name="P93">d.strftime('%m')#달</text:p>
      <text:p text:style-name="P93">d.strftime('%d')#일</text:p>
      <text:p text:style-name="P93">d.strftime('%B')#달(영어)</text:p>
      <text:p text:style-name="P93">d.strftime('%H')#시간 24</text:p>
      <text:p text:style-name="P93">d.strftime('%I')#시간 12</text:p>
      <text:p text:style-name="P93">d.strftime('%M')#분</text:p>
      <text:p text:style-name="P93">d.strftime('%S')#초</text:p>
      <text:p text:style-name="P93">d.strftime('%A')#요일(영문)</text:p>
      <text:p text:style-name="P93">d.strftime('%a')#요일약어</text:p>
      <text:p text:style-name="P93">d.strftime('%c')#요일 달 일 시분초 년도 </text:p>
      <text:p text:style-name="P93">d.strftime('%p')#AM, PM</text:p>
      <text:p text:style-name="P93">d.strftime('%j')#누적일</text:p>
      <text:p text:style-name="P93">d.strftime('%U')#누적주(일요일 시작)</text:p>
      <text:p text:style-name="P93">d.strftime('%W')#누적주(월요일 시작)</text:p>
      <text:p text:style-name="P93">d.strftime('%w')#요일</text:p>
      <text:p text:style-name="P93">d.strftime('%z')#timezone</text:p>
      <text:p text:style-name="P59"><text:span text:style-name="T3">strftime : date -&gt; char</text:span><text:span text:style-name="T18"> // </text:span><text:span text:style-name="T3">strftime : char -&gt; date</text:span></text:p>
      <text:p text:style-name="P93"/>
      <text:p text:style-name="P93">#날짜 - 날짜</text:p>
      <text:p text:style-name="P93">datetime.datetime(2019,12,23)-datetime.datetime(2019,6,18)</text:p>
      <text:p text:style-name="P93">#datetime.timedelta(days=188)</text:p>
      <text:p text:style-name="P59"><text:span text:style-name="T3">(datetime.datetime(2019,12,23)-datetime.datetime(2019,6,18)).days</text:span><text:span text:style-name="T19"> </text:span><text:span text:style-name="T3">#188</text:span></text:p>
      <text:p text:style-name="P93">(datetime.datetime(2019,12,23)-datetime.datetime(2019,6,18))</text:p>
      <text:p text:style-name="P93">#날짜 + 날</text:p>
      <text:p text:style-name="P93">datetime.datetime(2019,9,9) +datetime.timedelta(days=105)</text:p>
      <text:p text:style-name="P93">#datetime.datetime(2019, 12, 23, 0, 0)</text:p>
      <text:p text:style-name="P93">datetime.datetime(2019,9,9) +datetime.timedelta(hours=105)</text:p>
      <text:p text:style-name="P93">datetime.datetime(2019,9,9) +datetime.timedelta(minutes=105)</text:p>
      <text:p text:style-name="P93">datetime.datetime(2019,9,9) +datetime.timedelta(seconds=105)</text:p>
      <text:p text:style-name="P93"><text:soft-page-break/></text:p>
      <text:p text:style-name="P93">import time <text:s text:c="7"/></text:p>
      <text:p text:style-name="P93">dir(time)</text:p>
      <text:p text:style-name="P61"><text:span text:style-name="T3">time.time()</text:span><text:span text:style-name="T20"> : </text:span><text:span text:style-name="T3">1970년 1월 1일 0시 0분 0초를 기준으로 지난 시간을 초단위로 리턴</text:span></text:p>
      <text:p text:style-name="P94">time.localtime()</text:p>
      <text:p text:style-name="P94">#time.struct_time(tm_year=2019, tm_mon=9, tm_mday=9, tm_hour=18,</text:p>
      <text:p text:style-name="P94">#tm_min=24, tm_sec=37, tm_wday=0, tm_yday=252, tm_isdst=0)</text:p>
      <text:p text:style-name="P94">time.localtime().tm_year</text:p>
      <text:p text:style-name="P94">time.localtime().tm_mon</text:p>
      <text:p text:style-name="P94">time.localtime().tm_mday</text:p>
      <text:p text:style-name="P94">time.localtime().tm_hour</text:p>
      <text:p text:style-name="P94">time.localtime().tm_wday#요일</text:p>
      <text:p text:style-name="P94">time.localtime().tm_yday#누적일</text:p>
      <text:p text:style-name="P94">time.localtime().tm_isdst#서머타임일 경우 1, 아닐경우 0, 모름 -1</text:p>
      <text:p text:style-name="P94">time.strftime('%Y %z', time.localtime())#년도와 timezone만 보기 </text:p>
      <text:p text:style-name="P94">time.strftime('%H', time.localtime())#시간만 보기</text:p>
      <text:p text:style-name="P94"/>
      <text:p text:style-name="P94">import calendar</text:p>
      <text:p text:style-name="P94">#달력을 보기 </text:p>
      <text:p text:style-name="P62"><text:span text:style-name="T3">print(calendar.calendar(2019))</text:span><text:span text:style-name="T21"> // </text:span><text:span text:style-name="T3">calendar.prcal(2019)</text:span><text:span text:style-name="T21"> : </text:span><text:span text:style-name="T3">올해 달력을 보자 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#파일 입출력</text:p>
      <text:p text:style-name="P95">#파일 생성</text:p>
      <text:p text:style-name="P62"><text:span text:style-name="T3">#파일 객체 = open(</text:span><text:span text:style-name="T23">'파일경로</text:span><text:span text:style-name="T3">',mode)</text:span></text:p>
      <text:p text:style-name="P95">#mode</text:p>
      <text:p text:style-name="P62"><text:span text:style-name="T3">#r : 읽기</text:span><text:span text:style-name="T22"> </text:span><text:span text:style-name="T3">#w : 쓰기(파일안에 원본 데이터는 지우고 작성된다.)</text:span><text:span text:style-name="T22"> </text:span><text:span text:style-name="T3">#a : 추가 </text:span></text:p>
      <text:p text:style-name="P97">x.write() : 쓰기</text:p>
      <text:p text:style-name="P97">x.readline() : 한 줄씩 읽기</text:p>
      <text:p text:style-name="P97">x.close() : 파일 닫기</text:p>
      <text:p text:style-name="P97"/>
      <text:p text:style-name="P97">import os</text:p>
      <text:p text:style-name="P97">#해당 파일이 존재하는지 확인하자 </text:p>
      <text:p text:style-name="P97">os.path.exists("파일경로")</text:p>
      <text:p text:style-name="P97">#True</text:p>
      <text:p text:style-name="P97"/>
      <text:p text:style-name="P97">#file을 open, close를 동시에 하면 어떨까?</text:p>
      <text:p text:style-name="P63"><text:span text:style-name="T3">#pl/sql을 할때 cousor(sql문 실행 메모리 영역) 를 활용할때 처럼</text:span><text:span text:style-name="T23"> </text:span><text:span text:style-name="T3">(커서선언 -&gt; 커서 open -&gt; fetch -&gt; 커서 close)</text:span><text:span text:style-name="T23"> </text:span><text:span text:style-name="T3">이때 fetch 문을 for 문으로 바꾸어서 동시에 했다.</text:span></text:p>
      <text:p text:style-name="P97">with문 : 파일객체를 자동으로 열고 닫아주는 문 </text:p>
      <text:p text:style-name="P97">with open('파일경로','w') as file:</text:p>
      <text:p text:style-name="P97"><text:s text:c="4"/>for i in range(1,11):</text:p>
      <text:p text:style-name="P97"><text:s text:c="8"/>txt = '%d 오늘 하루도 행복하자\n'%i</text:p>
      <text:p text:style-name="P97"><text:s text:c="8"/>file.write(txt)</text:p>
      <text:p text:style-name="P97"/>
      <text:p text:style-name="P97">csv 파일을 불러보자 </text:p>
      <text:p text:style-name="P97">import csv</text:p>
      <text:p text:style-name="P97">file = open('파일경로','r')</text:p>
      <text:p text:style-name="P97">emp_csv = csv.reader(file)</text:p>
      <text:p text:style-name="P97">#내용물을 보고 싶으면 다음과 같이 list로 옮겨놓자</text:p>
      <text:p text:style-name="P97">emp_see = []</text:p>
      <text:p text:style-name="P97">for i in emp_csv:</text:p>
      <text:p text:style-name="P97"><text:s text:c="4"/>emp_see.append(i)</text:p>
      <text:p text:style-name="P97"/>
      <text:p text:style-name="P63"><text:span text:style-name="T3">pickle: 변수 형태를 그대로 유지해서 파일에 저장하고 불러올 수 있는 모듈</text:span><text:span text:style-name="T24">, </text:span><text:span text:style-name="T3">바이너리 형태로 저장된다.</text:span></text:p>
      <text:p text:style-name="P97">lst = ['a', 'b', 'c']</text:p>
      <text:p text:style-name="P97">file = open('파일경로', 'wb') </text:p>
      <text:p text:style-name="P63"><text:span text:style-name="T3">wb: 바이너리 형식으로 쓰기</text:span><text:span text:style-name="T24"> #rb: 바이너리 파일 읽기</text:span></text:p>
      <text:p text:style-name="P97">pickle.dump(lst, file)</text:p>
      <text:p text:style-name="P97">file.close()</text:p>
      <text:p text:style-name="P97"/>
      <text:p text:style-name="P97">lambda 함수</text:p>
      <text:p text:style-name="P63"><text:span text:style-name="T3">이름 없는 한줄짜리 함수</text:span><text:span text:style-name="T24">, </text:span><text:span text:style-name="T3">가독성이 좋다.</text:span><text:span text:style-name="T24"> </text:span><text:span text:style-name="T3">성능도 좋다. </text:span></text:p>
      <text:p text:style-name="P98">(lambda x, y : f(x,y))(,)</text:p>
      <text:p text:style-name="P98">(lambda *arg : arg)(4,5,6,7,8,9)</text:p>
      <text:p text:style-name="P98"/>
      <text:p text:style-name="P98">import collections</text:p>
      <text:p text:style-name="P98">Counter() : dictionary의 일종, 원소는 key로 원소의 갯수는 value에 저장한다.</text:p>
      <text:p text:style-name="P97"/>
      <text:p text:style-name="P97"/>
      <text:p text:style-name="P97"/>
      <text:p text:style-name="P97"/>
      <text:p text:style-name="P97"/>
      <text:p text:style-name="P97"><text:soft-page-break/>exception: 실행 중에 발생한 오류</text:p>
      <text:p text:style-name="P97"/>
      <text:p text:style-name="P97">1. SyntaxError: 문법 오류</text:p>
      <text:p text:style-name="P97">x := 1</text:p>
      <text:p text:style-name="P97">print x</text:p>
      <text:p text:style-name="P97">print('happy)</text:p>
      <text:p text:style-name="P97"/>
      <text:p text:style-name="P97">2. NameError: 참조하는 변수가 없을 경우</text:p>
      <text:p text:style-name="P97">x = 1</text:p>
      <text:p text:style-name="P97">y = 2</text:p>
      <text:p text:style-name="P97">print(z)</text:p>
      <text:p text:style-name="P97"/>
      <text:p text:style-name="P97">3. IndexError: 인덱스 범위를 틀리게 입력할 경우</text:p>
      <text:p text:style-name="P97">x = [1,2,3]</text:p>
      <text:p text:style-name="P97">x[3]</text:p>
      <text:p text:style-name="P97">dic = {'name':'홍길동', 'addr':'서울시'}</text:p>
      <text:p text:style-name="P97">dic['age'] #KeyError : 'age'</text:p>
      <text:p text:style-name="P97"/>
      <text:p text:style-name="P97">4. ZeroDivisionError: 0으로 나누는 경우</text:p>
      <text:p text:style-name="P97">10/0</text:p>
      <text:p text:style-name="P97"/>
      <text:p text:style-name="P97">5. AttributeError: 모듈, 클래스에 있는 잘못된 속성을 사용하려는 경우</text:p>
      <text:p text:style-name="P97">import time</text:p>
      <text:p text:style-name="P97">time.time()</text:p>
      <text:p text:style-name="P97">time.month() #AttributeError: module 'time' has no attribute 'month'</text:p>
      <text:p text:style-name="P97"/>
      <text:p text:style-name="P97">6. ValueError: 참조값이 없는 경우</text:p>
      <text:p text:style-name="P97">x = [10,20,30]</text:p>
      <text:p text:style-name="P97">x.remove(50)</text:p>
      <text:p text:style-name="P97">x.index(50)</text:p>
      <text:p text:style-name="P97"/>
      <text:p text:style-name="P97">7. FileNotFoundError: 없는 파일을 읽어들이는 경우</text:p>
      <text:p text:style-name="P97">file = open('test.txt', 'r')</text:p>
      <text:p text:style-name="P97"/>
      <text:p text:style-name="P97">8. TypeError: 자료형이 틀린 경우</text:p>
      <text:p text:style-name="P97">x = [1,2]</text:p>
      <text:p text:style-name="P97">y = (1,2)</text:p>
      <text:p text:style-name="P97">x + y</text:p>
      <text:p text:style-name="P97"/>
      <text:p text:style-name="P99">try:</text:p>
      <text:p text:style-name="P99"><text:tab/>실행문</text:p>
      <text:p text:style-name="P64"><text:span text:style-name="T3">except</text:span><text:span text:style-name="T26"> (error)</text:span><text:span text:style-name="T3">:</text:span></text:p>
      <text:p text:style-name="P64"><text:span text:style-name="T3"><text:tab/>실행문</text:span><text:span text:style-name="T25"> </text:span></text:p>
      <text:p text:style-name="P100">else:</text:p>
      <text:p text:style-name="P100"><text:tab/>실행문 </text:p>
      <text:p text:style-name="P99">finally:</text:p>
      <text:p text:style-name="P99"><text:tab/>실행문</text:p>
      <text:p text:style-name="P99"/>
      <text:p text:style-name="P99">raise: 사용자가 발생시키는 오류 </text:p>
      <text:p text:style-name="P101">raise error</text:p>
      <text:p text:style-name="P101"/>
      <text:p text:style-name="P101"/>
      <text:p text:style-name="P101"><text:soft-page-break/>데이터 분석을 할때 R에서 사용했던 자료형과 비슷한것들을 배워보자 </text:p>
      <text:p text:style-name="P101">pandas</text:p>
      <text:p text:style-name="P101">데이터분석 기능을 제공하는 라이브러리 </text:p>
      <text:p text:style-name="P101">1차원 배열 : Series(R : Vector)</text:p>
      <text:p text:style-name="P101">2차원 배열 : DataFrame(R : DataFrame)</text:p>
      <text:p text:style-name="P101"/>
      <text:p text:style-name="P101">from pandas import Series, DataFrame</text:p>
      <text:p text:style-name="P101">#그외 pandas에서 제공하는 함수등을 사용하기 위해서 </text:p>
      <text:p text:style-name="P101">import pandas as pd</text:p>
      <text:p text:style-name="P101"/>
      <text:p text:style-name="P101">Series</text:p>
      <text:p text:style-name="P101">1차원 배열</text:p>
      <text:p text:style-name="P102">인덱스(색인) 배열의 데이터에 연관된 이름을 가지고 있다. (pl/sql에서 index 배열을 기억하면...)</text:p>
      <text:p text:style-name="P102">R의 백터(vector) 자료형하고 유사하다. </text:p>
      <text:p text:style-name="P40"/>
      <text:p text:style-name="P3">1.1</text:p>
      <text:p text:style-name="P6">x = Series<text:span text:style-name="T50">([]) // Series([], index = )Series(dic) // Series(dic, index = )</text:span></text:p>
      <text:p text:style-name="P39">x.astype 내부 성분<text:span text:style-name="T51">, 데이터 타입 </text:span></text:p>
      <text:p text:style-name="P39">x.astype() 데이터 타입 변경</text:p>
      <text:p text:style-name="P39">x.index <text:span text:style-name="T27">index 보기</text:span></text:p>
      <text:p text:style-name="P65">x.index = [] index를 수정하기 </text:p>
      <text:p text:style-name="P39">x.value<text:span text:style-name="T28">s</text:span> <text:span text:style-name="T27">value 보기 </text:span></text:p>
      <text:p text:style-name="P65">x[] : 해당 index에 대해 value를 확인하기</text:p>
      <text:p text:style-name="P66">x[] = y : 해당 index의 value를 수정하기 // 해당 index와 그 값을 추가하기</text:p>
      <text:p text:style-name="P66">del x[] : 해당 index를 삭제하기</text:p>
      <text:p text:style-name="P41">x.dtype data type 보기 </text:p>
      <text:p text:style-name="P3">x.reindex() index 재설정</text:p>
      <text:p text:style-name="P9">x.drop() 삭제한걸 미리보기</text:p>
      <text:p text:style-name="P11">x.add(y) <text:span text:style-name="T60">// x + y : </text:span>합</text:p>
      <text:p text:style-name="P11">x.sub(y) <text:span text:style-name="T60">// x - y : </text:span>차</text:p>
      <text:p text:style-name="P11">x.mul(y) <text:span text:style-name="T60">// x * y : </text:span>곱</text:p>
      <text:p text:style-name="P11">x.div(y) <text:span text:style-name="T60">// x / y : </text:span>나누기</text:p>
      <text:p text:style-name="P11">x.sort_index<text:span text:style-name="T29">()</text:span> index 정렬</text:p>
      <text:p text:style-name="P11">x.sort_values<text:span text:style-name="T29">()</text:span> value 정렬</text:p>
      <text:p text:style-name="P11">x.rank<text:span text:style-name="T30">(ascending = True/False, method = y)</text:span> 등수 매기기</text:p>
      <text:p text:style-name="P67">y = average, min, max // <text:s/>first : 등수가 같을때, 앞쪽에 있는걸 높게 함 //</text:p>
      <text:p text:style-name="P67">dense : 등수가 중간에 빈 숫자가 없게 함</text:p>
      <text:p text:style-name="P14">x.apply(function) </text:p>
      <text:p text:style-name="P68">x.isnull() null인 부분</text:p>
      <text:p text:style-name="P68">x.notnull() null이 아닌 부분</text:p>
      <text:p text:style-name="P69">x.fillna(y) : nan를 y로 채우기</text:p>
      <text:p text:style-name="P70">x.dropna() : nan를 지우기, na row가 삭제된다.</text:p>
      <text:p text:style-name="P14"/>
      <text:p text:style-name="P14">x.sum() 합 </text:p>
      <text:p text:style-name="P14">x.mean() 평균</text:p>
      <text:p text:style-name="P14">x.var() 분산</text:p>
      <text:p text:style-name="P14">x.std() 표준편차</text:p>
      <text:p text:style-name="P14">x.max() 최대</text:p>
      <text:p text:style-name="P14">x.min() 최소</text:p>
      <text:p text:style-name="P14">x.idxmax() 최대인 index</text:p>
      <text:p text:style-name="P14">x.idxmin() 최소인 index</text:p>
      <text:p text:style-name="P14"><text:soft-page-break/>x.cumsum() 누적 합</text:p>
      <text:p text:style-name="P14">x.cumprod() 누적 곱</text:p>
      <text:p text:style-name="P14">x.cummin() 해당 index까지 중에서 최소값</text:p>
      <text:p text:style-name="P14">x.cummax() 해당 index까지 중에서 최대값</text:p>
      <text:p text:style-name="P16">x.count() NaN 제외한 갯수</text:p>
      <text:p text:style-name="P16">x.describe() 여러가지 정보</text:p>
      <text:p text:style-name="P16">x.unique() 유일값</text:p>
      <text:p text:style-name="P42">x.nunique() 유일 원소 갯수</text:p>
      <text:p text:style-name="P103">x.duplicated() 중복된 원소 나타냄</text:p>
      <text:p text:style-name="P103"/>
      <text:p text:style-name="P1">1.2</text:p>
      <text:p text:style-name="P5">x = DataFrame<text:span text:style-name="T55">([[]]) // DataFrame(dic) // DataFrame(dic, index) // </text:span></text:p>
      <text:p text:style-name="P132">DataFrame([[]], index, columns)</text:p>
      <text:p text:style-name="P4">x.astype 내부 성분<text:span text:style-name="T54"> 보기</text:span></text:p>
      <text:p text:style-name="P4">x.dtypes 열 <text:span text:style-name="T31">data type</text:span></text:p>
      <text:p text:style-name="P4">x.columns 열 이름 보기</text:p>
      <text:p text:style-name="P4">x.index <text:span text:style-name="T31">index 보기</text:span></text:p>
      <text:p text:style-name="P4">x.values <text:span text:style-name="T31">value 보기</text:span></text:p>
      <text:p text:style-name="P1">x.reindex() <text:span text:style-name="T57">: </text:span>index 재설정</text:p>
      <text:p text:style-name="P36">x.reindex(,method = y) y = ffill<text:span text:style-name="T58">,</text:span> pad : 앞줄을 기준으로 채우기<text:span text:style-name="T58"> // </text:span></text:p>
      <text:p text:style-name="P133">bfill, backfill : 뒷 줄을 기준으로 채우기 // fill_value : NaN자리에 넣을 값</text:p>
      <text:p text:style-name="P1">x.T transpose</text:p>
      <text:p text:style-name="P1">x.info 정보 보기</text:p>
      <text:p text:style-name="P1">x.info() 정보 보기</text:p>
      <text:p text:style-name="P10">x.sort_index<text:span text:style-name="T61">(by = 선택열, axis = 0/1, ascending = True/False)</text:span> index<text:span text:style-name="T29">()</text:span> 정렬</text:p>
      <text:p text:style-name="P80"><text:span text:style-name="T33">x.sort_values</text:span><text:span text:style-name="T42">(by = 선택열, axis = 0/1, ascending = True/False)</text:span><text:span text:style-name="T33"> value</text:span><text:span text:style-name="T36">()</text:span><text:span text:style-name="T33"> 정렬</text:span></text:p>
      <text:p text:style-name="P10">x[].isin() 포함</text:p>
      <text:p text:style-name="P76"><text:span text:style-name="T33">x</text:span><text:span text:style-name="T32">[~].isin() 안포함</text:span></text:p>
      <text:p text:style-name="P19">x.groupby() <text:span text:style-name="T70">: group by</text:span></text:p>
      <text:p text:style-name="P20">x[].cov(x[]) 공분산</text:p>
      <text:p text:style-name="P21">x[].corr(x[]) 상관계수</text:p>
      <text:p text:style-name="P1"/>
      <text:p text:style-name="P1">1.2.1<text:span text:style-name="T55"> </text:span>해당 행, 열 선택하기</text:p>
      <text:p text:style-name="P35">x.columns = [] 해당 column의 값을 보는 방법</text:p>
      <text:p text:style-name="P1">x.ix<text:span text:style-name="T29">[]</text:span></text:p>
      <text:p text:style-name="P1">x.loc<text:span text:style-name="T29">[]</text:span> index name</text:p>
      <text:p text:style-name="P1">x.iloc<text:span text:style-name="T29">[]</text:span> index number</text:p>
      <text:p text:style-name="P1"/>
      <text:p text:style-name="P7">1.2.2</text:p>
      <text:p text:style-name="P7">x.at<text:span text:style-name="T29">[,]</text:span> <text:span text:style-name="T59">= y : </text:span>추가, 수정</text:p>
      <text:p text:style-name="P81"><text:span text:style-name="T35">x.drop</text:span><text:span text:style-name="T36">[, axis = 0]</text:span><text:span text:style-name="T35"> 행삭제</text:span><text:span text:style-name="T41"> // </text:span><text:span text:style-name="T35">x.drop</text:span><text:span text:style-name="T36">[, axis = 1]</text:span><text:span text:style-name="T35"> 열삭제</text:span><text:span text:style-name="T41"> </text:span></text:p>
      <text:p text:style-name="P7">x.set_value<text:span text:style-name="T29">[]</text:span> 추가</text:p>
      <text:p text:style-name="P7">x.iat<text:span text:style-name="T29">[]</text:span> 수정</text:p>
      <text:p text:style-name="P12">x.rename(index) index 수정</text:p>
      <text:p text:style-name="P12">x.rename(columns) column 수정</text:p>
      <text:p text:style-name="P12">x.dropna() NaN 삭제 </text:p>
      <text:p text:style-name="P12"><text:span text:style-name="T62">x</text:span>.dropna(how='all',axis=0)<text:span text:style-name="T62"> : row가 전부 null인 row만 지우기 </text:span></text:p>
      <text:p text:style-name="P12"><text:span text:style-name="T62">x</text:span>.dropna(how='all',axis=1)<text:span text:style-name="T62"> : column이 전부 null인 column만 지우기 </text:span></text:p>
      <text:p text:style-name="P12">x.fillna(y) <text:span text:style-name="T62">: </text:span>NaN → y<text:span text:style-name="T62"> , 미리보기</text:span></text:p>
      <text:p text:style-name="P13"><text:span text:style-name="T62">x</text:span>.fillna(0, inplace = True)<text:span text:style-name="T62"> : 바로 값을 넣기</text:span></text:p>
      <text:p text:style-name="P37">x.fillna(method = y) y = ffill, pad : 앞의 값으로 채우기 // </text:p>
      <text:p text:style-name="P37">y = bfill, backfill : 뒤의 값으로 채우기</text:p>
      <text:p text:style-name="P12"><text:soft-page-break/>x.apply(function) <text:span text:style-name="T63">: 행과 열값을 인수값으로 받아서 반복하며 함수를 적용한다.</text:span></text:p>
      <text:p text:style-name="P12"/>
      <text:p text:style-name="P17">1.2.3</text:p>
      <text:p text:style-name="P104">x.join(y) join</text:p>
      <text:p text:style-name="P104"/>
      <text:p text:style-name="P8">1.3 pd</text:p>
      <text:p text:style-name="P79"><text:span text:style-name="T34">p</text:span><text:span text:style-name="T35">d</text:span><text:span text:style-name="T34">.isnull(x) NaN 은 True</text:span></text:p>
      <text:p text:style-name="P79"><text:span text:style-name="T35">pd</text:span><text:span text:style-name="T34">.notnull(x) NaN 은 False</text:span></text:p>
      <text:p text:style-name="P77"><text:span text:style-name="T34">p</text:span><text:span text:style-name="T32">d.concat([]) DataFrame 붙이기</text:span></text:p>
      <text:p text:style-name="P78"><text:span text:style-name="T32">pd.read_csv</text:span><text:span text:style-name="T36">()</text:span><text:span text:style-name="T32"> csv file 불러오기</text:span></text:p>
      <text:p text:style-name="P158"><text:span text:style-name="T32">pd.read_json() json file 불러오기</text:span></text:p>
      <text:p text:style-name="P78"><text:span text:style-name="T37">pd.set_option() 설정</text:span><text:span text:style-name="T32"> </text:span></text:p>
      <text:p text:style-name="P18">pd.m<text:span text:style-name="T65">e</text:span>rge(<text:span text:style-name="T64">x,y,on = 기준열</text:span>) <text:span text:style-name="T64">: </text:span>join<text:span text:style-name="T65"> // pd.merge(x,y,left_on = ,right_on = ) // </text:span></text:p>
      <text:p text:style-name="P38">pd.merge(x,y,on = , how = ) left : left outer join, right: right outer join</text:p>
      <text:p text:style-name="P38">outer : full outer join</text:p>
      <text:p text:style-name="P106">pd.get_dummies() 더미데이터 생성</text:p>
      <text:p text:style-name="P38"/>
      <text:p text:style-name="P8"/>
      <text:p text:style-name="P23">1.4<text:span text:style-name="T70"> </text:span>pd<text:span text:style-name="T67"> 에서 시간 보기 </text:span></text:p>
      <text:p text:style-name="P23">pd.datetime.now() 현재 시각</text:p>
      <text:p text:style-name="P23">pd.datetime.now().year</text:p>
      <text:p text:style-name="P23">pd.datetime.now().month</text:p>
      <text:p text:style-name="P23">pd.datetime.now().day</text:p>
      <text:p text:style-name="P23">pd.datetime.now().hour</text:p>
      <text:p text:style-name="P23">pd.datetime.now().minute</text:p>
      <text:p text:style-name="P23">pd.datetime.now().second</text:p>
      <text:p text:style-name="P23">pd.datetime.now().microsecond</text:p>
      <text:p text:style-name="P23">pd.to_datetime(<text:span text:style-name="T66">, format = </text:span>) 문자 → 날짜형<text:span text:style-name="T68">, 기본은 년월일</text:span></text:p>
      <text:p text:style-name="P135">format = '%m%d%Y'<text:span text:style-name="T68"> : 월일년</text:span>, '%Y-%m-%d %I:%M:%S'<text:span text:style-name="T68"> : 오전12시간 오후12시간</text:span>, '%Y-%m-%d %H:%M:%S'<text:span text:style-name="T68"> : 24시간</text:span></text:p>
      <text:p text:style-name="P24">pd.date_range(<text:span text:style-name="T69">, </text:span>) <text:span text:style-name="T70">// pd.date_range(start = ,periods = ): 시작일과 종료일 또는 시작일과 기간을 입력하면 </text:span>범위내의 인덱스를 생성해준다.</text:p>
      <text:p text:style-name="P105"/>
      <text:p text:style-name="P105">날짜 형식 계산</text:p>
      <text:p text:style-name="P105">pd.datetime.now() + pd.Timedelta('1 days')#현재 시각에 하루 더하기</text:p>
      <text:p text:style-name="P105">pd.datetime.now() + pd.Timedelta('8 hours') #현재 시각에 8시간 더하기 </text:p>
      <text:p text:style-name="P105">pd.datetime.now() + pd.Timedelta('60 minute')#현재 시각에 60분 더하기</text:p>
      <text:p text:style-name="P105">pd.datetime.now() + pd.Timedelta('3600 second')#현재 시각에 3600초 더하기</text:p>
      <text:p text:style-name="P105"/>
      <text:p text:style-name="P105">pd.datetime.now() + pd.DateOffset(years = 1)#1년 뒤</text:p>
      <text:p text:style-name="P105">pd.datetime.now() + pd.DateOffset(year = 1)#년도가 1년으로 바뀐다.</text:p>
      <text:p text:style-name="P105">pd.datetime.now() + pd.DateOffset(months = 1)#1달 뒤</text:p>
      <text:p text:style-name="P105">pd.datetime.now() + pd.DateOffset(days = 1)#하루 뒤</text:p>
      <text:p text:style-name="P105">pd.datetime.now() + pd.DateOffset(hours = 1)#한 시간 뒤</text:p>
      <text:p text:style-name="P105">pd.datetime.now() + pd.DateOffset(minutes = 100)#100분 뒤</text:p>
      <text:p text:style-name="P105">pd.datetime.now() + pd.DateOffset(seconds = 10)#10초 뒤</text:p>
      <text:p text:style-name="P105">pd.datetime.now() + pd.DateOffset(microseconds = 10)</text:p>
      <text:p text:style-name="P105"/>
      <text:p text:style-name="P105">Series에서 시간함수를 사용해보자 dt를 이용한다. </text:p>
      <text:p text:style-name="P105">dt.year는 Series에서만 사용된다.</text:p>
      <text:p text:style-name="P105">Series(pd.to_datetime('2019-9-23')).dt.year</text:p>
      <text:p text:style-name="P105"/>
      <text:p text:style-name="P2"><text:soft-page-break/>numpy </text:p>
      <text:p text:style-name="P2">2.1</text:p>
      <text:p text:style-name="P141">import numpy as np</text:p>
      <text:p text:style-name="P2">x = np</text:p>
      <text:p text:style-name="P8">np.nan NaN</text:p>
      <text:p text:style-name="P2">x.arange()<text:span text:style-name="T56">, arange(숫자갯수) ,arange(처음숫자, 종료숫자, 간격) : ndarray </text:span>생성</text:p>
      <text:p text:style-name="P79"><text:span text:style-name="T38">x.arange().reshape(</text:span><text:span text:style-name="T40">행,열</text:span><text:span text:style-name="T38">) </text:span><text:span text:style-name="T40">: </text:span><text:span text:style-name="T38">행*열 n</text:span><text:span text:style-name="T39">darray </text:span><text:span text:style-name="T38">생성</text:span></text:p>
      <text:p text:style-name="P15">x.isnan(y) NaN 판정 </text:p>
      <text:p text:style-name="P24">x.zeros() 0 ndarray 생성</text:p>
      <text:p text:style-name="P24">x.ones() 1 ndarray 생성</text:p>
      <text:p text:style-name="P24">x.full() ndarray 생성</text:p>
      <text:p text:style-name="P24">x.eye() 대각 ndarray 생성</text:p>
      <text:p text:style-name="P79"><text:span text:style-name="T43">x.add(</text:span><text:span text:style-name="T44">y, z</text:span><text:span text:style-name="T43">) </text:span><text:span text:style-name="T44">// y + z : </text:span><text:span text:style-name="T43">더하기</text:span></text:p>
      <text:p text:style-name="P25">x.subtract(<text:span text:style-name="T76">y, z</text:span>)<text:span text:style-name="T76">// y - z : </text:span><text:s/>빼기</text:p>
      <text:p text:style-name="P25">x.multiply(<text:span text:style-name="T76">y, z</text:span>)<text:span text:style-name="T76"> // y * z : </text:span><text:s/>곱하기</text:p>
      <text:p text:style-name="P25">x.divide(<text:span text:style-name="T76">y, z</text:span>) <text:span text:style-name="T76">// y / z : </text:span>나누기</text:p>
      <text:p text:style-name="P25">x.dot(<text:span text:style-name="T76">y,z</text:span>)<text:span text:style-name="T76"> :</text:span> 행렬곱</text:p>
      <text:p text:style-name="P144">axis = 0 : 열 기준, axis = 1 : 행 기준</text:p>
      <text:p text:style-name="P25">x.sum() 원소 합</text:p>
      <text:p text:style-name="P25">x.mean() 원소 평균</text:p>
      <text:p text:style-name="P25">x.var() 원소 분산</text:p>
      <text:p text:style-name="P25">x.std() 원소 편차</text:p>
      <text:p text:style-name="P25">x.max() 최대원소</text:p>
      <text:p text:style-name="P25">x.min() 최소원소 </text:p>
      <text:p text:style-name="P26">x.argmax() 최대원소번호</text:p>
      <text:p text:style-name="P26">x.argmin() 최소원소번호</text:p>
      <text:p text:style-name="P26">x.cumsum() 누적합</text:p>
      <text:p text:style-name="P26">x.cumprod() 누적곱</text:p>
      <text:p text:style-name="P27">x.prod() 누적곱 </text:p>
      <text:p text:style-name="P28">x.concatenate() 행렬 병합</text:p>
      <text:p text:style-name="P28">x.vstack() 행렬<text:span text:style-name="T76"> </text:span>병합</text:p>
      <text:p text:style-name="P28">x.ndim 차원의 수</text:p>
      <text:p text:style-name="P28">x.itemsize 원소 바이트 값</text:p>
      <text:p text:style-name="P28">x.nbytes 총원소 바이트 값</text:p>
      <text:p text:style-name="P28">x.maximum() 둘중 큰수</text:p>
      <text:p text:style-name="P28">x.minimum() 둘중 작은수</text:p>
      <text:p text:style-name="P28">x.union1d() 합집합</text:p>
      <text:p text:style-name="P28">x.interesect1d() 교집합</text:p>
      <text:p text:style-name="P28">x.setdiff1d() 차집합</text:p>
      <text:p text:style-name="P28">x.argsort() 정렬한 index </text:p>
      <text:p text:style-name="P29">x.cov() 공분산</text:p>
      <text:p text:style-name="P22">x.corrcoef() 상관계수</text:p>
      <text:p text:style-name="P30">x.atleast_2d() </text:p>
      <text:p text:style-name="P28"/>
      <text:p text:style-name="P2"/>
      <text:p text:style-name="P24">2.2<text:span text:style-name="T73"> ndarray </text:span></text:p>
      <text:p text:style-name="P142">np.array() <text:span text:style-name="T73">// np.array([])</text:span>: ndarray 생성</text:p>
      <text:p text:style-name="P139"><text:span text:style-name="T74">np</text:span>.zeros(<text:span text:style-name="T75">(, )</text:span>) 0 ndarray 생성</text:p>
      <text:p text:style-name="P139"><text:span text:style-name="T74">np</text:span>.ones(<text:span text:style-name="T75">(, )</text:span>) 1 ndarray 생성</text:p>
      <text:p text:style-name="P139"><text:span text:style-name="T74">np</text:span>.full(<text:span text:style-name="T75">(, ), </text:span>) ndarray 생성</text:p>
      <text:p text:style-name="P142"><text:span text:style-name="T74">np.eye() 대각 ndarray 생성</text:span> </text:p>
      <text:p text:style-name="P142"/>
      <text:p text:style-name="P138"><text:soft-page-break/>x = ndarray</text:p>
      <text:p text:style-name="P28">x.dtype data type 보기</text:p>
      <text:p text:style-name="P28">x.shape 형태 보기 </text:p>
      <text:p text:style-name="P28">x.reshape() 형태 재구성</text:p>
      <text:p text:style-name="P28">x.flatten() 1차원 ndarray 로 </text:p>
      <text:p text:style-name="P28">x.ravel() 1차원 ndarray 로 </text:p>
      <text:p text:style-name="P28">x.repeat() 원소 반복</text:p>
      <text:p text:style-name="P146">x.size <text:span text:style-name="T77">: 총 원소의 갯수</text:span></text:p>
      <text:p text:style-name="P146">x.ndim<text:span text:style-name="T77"> : 차원의 수</text:span></text:p>
      <text:p text:style-name="P146">x.itemsize<text:span text:style-name="T77"> : 원소의 바이트 값</text:span></text:p>
      <text:p text:style-name="P146">x.nbytes<text:span text:style-name="T77"> : 총 원소의 바이트 값</text:span></text:p>
      <text:p text:style-name="P148"/>
      <text:p text:style-name="P147">3.1<text:span text:style-name="T77"> </text:span>matplotlib</text:p>
      <text:p text:style-name="P147">import matplotlib.pylab as plt</text:p>
      <text:p text:style-name="P147">#한글이 깨져서 나온다.<text:span text:style-name="T78"> </text:span>폰트에 한글폰트를 설정하자 </text:p>
      <text:p text:style-name="P147">from matplotlib import font_manager, rc</text:p>
      <text:p text:style-name="P147">font_name = font_manager.FontProperties \</text:p>
      <text:p text:style-name="P147">(fname ="c:\\windows\\fonts\\malgun.ttf").get_name()</text:p>
      <text:p text:style-name="P147">rc('font',family = font_name)</text:p>
      <text:p text:style-name="P31">x = matplotlib.pylab</text:p>
      <text:p text:style-name="P149">x.pie(x, labels, <text:span text:style-name="T52">explode, colors</text:span>) 원형그래프</text:p>
      <text:p text:style-name="P150">pie(x(array): data 조각 크기, labels(list,) : 각 x의 label,<text:span text:style-name="T79"> </text:span>explode(array): 각 x가 중심에서 떨어질 거리, colors(array) : 색상, autopct(string, function) : 각 x의 안에 넣는 값<text:span text:style-name="T79">, </text:span>textprops(dict) : text 설정)</text:p>
      <text:p text:style-name="P32">x.bar(x,y,color<text:span text:style-name="T80"> = </text:span>) 막대그래프</text:p>
      <text:p text:style-name="P32">x.title<text:span text:style-name="T53">(text,fontsize = )</text:span> 제목</text:p>
      <text:p text:style-name="P32">x.xlabel<text:span text:style-name="T53">(text, size = )</text:span> x축 설명</text:p>
      <text:p text:style-name="P32"><text:span text:style-name="T53">x</text:span>.ylabel<text:span text:style-name="T53">(text, size = )</text:span> y축 설명</text:p>
      <text:p text:style-name="P33">x.grid() 격자선</text:p>
      <text:p text:style-name="P152">x.show() 그림 출력/나타내기</text:p>
      <text:p text:style-name="P33">x.barh(x,y,color) 세로 막대그래프</text:p>
      <text:p text:style-name="P33">x.plot() 선 그래프</text:p>
      <text:p text:style-name="P33">x.figure(figsize = ()) 크기조정</text:p>
      <text:p text:style-name="P34">x.hist(x, bins, facecolor,alpha) 히스토그램</text:p>
      <text:p text:style-name="P107">x.boxplot() 박스 그래프 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07">sqlite library</text:p>
      <text:p text:style-name="P107">별도의 DB서버가 필요 없이 DB파일을 기초하여 데이터베이스 처리하는 엔진</text:p>
      <text:p text:style-name="P107">import sqlite3</text:p>
      <text:p text:style-name="P108">conn = sqlite3.connect(":memory:")<text:span text:style-name="T71"> : </text:span>메모리상에 sqlite 구성하기 </text:p>
      <text:p text:style-name="P108">c = conn.cursor()<text:span text:style-name="T71"> : cursor 설정, 객체 지정</text:span></text:p>
      <text:p text:style-name="P109">c.execute('sql 문') : 결과는 메모리상에만 있다. 불러와야 한다. (pl/sql 할때 명시적 커서는 fetch 단계를 거처야 한다.) </text:p>
      <text:p text:style-name="P109">c.fetchone() : 실행한 것 한 줄씩 불러오기</text:p>
      <text:p text:style-name="P109">rollback과 commit들은 cursor를 기반으로 하면 안 된다. connect 기반이다. </text:p>
      <text:p text:style-name="P109">conn.rollback() #c.rollback()이 아님에 주의하자 </text:p>
      <text:p text:style-name="P109">cursor를 닫고, 연결도 닫으면 메모리에 있던 table 정보가 사라진다. </text:p>
      <text:p text:style-name="P109">c.close()</text:p>
      <text:p text:style-name="P109">conn.close()</text:p>
      <text:p text:style-name="P109">conn = sqlite3.connect("파일경로\\파일이름.db") : 데이터를 영구저장을 하고 싶을때 하드디스크에 DB파일을 저장한다. </text:p>
      <text:p text:style-name="P109">conn.commit() </text:p>
      <text:p text:style-name="P109">sql할때는 to_char(), to_date() 등을 사용했다. <text:span text:style-name="T72">sqlite에</text:span>서는 되지 않는다.</text:p>
      <text:p text:style-name="P109"/>
      <text:p text:style-name="P109">정규 표현식(Regular Expression)</text:p>
      <text:p text:style-name="P109">특정한 패턴과 일치하는 문자열을 검색, 치환, 제거하는 기능을 제공한다. </text:p>
      <text:p text:style-name="P109">전화번호 형식, 매일 형식, 숫자로만 이루어진 문자열 </text:p>
      <text:p text:style-name="P109">re library를 불러들인다. </text:p>
      <text:p text:style-name="P109">import re</text:p>
      <text:p text:style-name="P109">re.match(찾을문자패턴, 문자열) : 오직 문자열의 시작점에서만 맞추어보기</text:p>
      <text:p text:style-name="P109">re.search(찾을문자패턴, 문자열) : 문자열안 어디에서나 맞추어보기 </text:p>
      <text:p text:style-name="P109">두 함수가 다르기 때문에 결과가 다르게 나오는게 많다. </text:p>
      <text:p text:style-name="P109"/>
      <text:p text:style-name="P109">. : 문자 한글자를 의미<text:span text:style-name="T81">, . 이 있는경우 \.으로 찾기</text:span></text:p>
      <text:p text:style-name="P109">* : 0번, 1번 이상 </text:p>
      <text:p text:style-name="P109">+ : 1번이상 </text:p>
      <text:p text:style-name="P109">? : 0번 ,1번</text:p>
      <text:p text:style-name="P109">{n} : n번 반복</text:p>
      <text:p text:style-name="P109"><text:s/>| : or </text:p>
      <text:p text:style-name="P109">[] : 또는, 각각의 문자패펕</text:p>
      <text:p text:style-name="P109">[0-9]<text:span text:style-name="T81"> // \d</text:span> : 숫자</text:p>
      <text:p text:style-name="P109">[a-z] : 알파뱃 </text:p>
      <text:p text:style-name="P109">[A-Z] : 알파뱃</text:p>
      <text:p text:style-name="P109">[a-zA-Z] 대소문자 알파뱃 모두</text:p>
      <text:p text:style-name="P109">[a-zA-Z0-9] <text:span text:style-name="T81">// \w : </text:span>대소문자 알파뱃 숫자 모두</text:p>
      <text:p text:style-name="P109">\W : 알파뱃, 숫자 아닌 문자검색</text:p>
      <text:p text:style-name="P109">\D : 숫자 아닌 문자 검색</text:p>
      <text:p text:style-name="P109">\s : 공백 </text:p>
      <text:p text:style-name="P109">\S : 공백 문자 아닌 문자 </text:p>
      <text:p text:style-name="P109"><text:span text:style-name="T81">re.match(,,re.I), </text:span>re.I : 대소문자 무시</text:p>
      <text:p text:style-name="P109">re.findall(찾는문자패턴, 문자열) : 일치하는 문자열들을 리스트로 반환</text:p>
      <text:p text:style-name="P109">re.sub(찾는문자패턴, 바꾸려는문자, 문자열, count = 0)</text:p>
      <text:p text:style-name="P109">#re.compile(찾는문자패턴) 사용 </text:p>
      <text:p text:style-name="P109">#아래처럼 다른 함수와 같이 사용된다.</text:p>
      <text:p text:style-name="P109">#pattern = re.compile(찾는문자패턴)</text:p>
      <text:p text:style-name="P109">#result = pattern.match(문자열)</text:p>
      <text:p text:style-name="P109"/>
      <text:p text:style-name="P110"><text:soft-page-break/>웹 크롤링</text:p>
      <text:p text:style-name="P110">beautifulsoup</text:p>
      <text:p text:style-name="P110">from bs4 import BeautifulSoup</text:p>
      <text:p text:style-name="P111">soup = BeautifulSoup(html, "html.parser")<text:span text:style-name="T82"> : </text:span>html file을 열기</text:p>
      <text:p text:style-name="P111">다음처럼 테그를 따라 갈 수 있다.</text:p>
      <text:p text:style-name="P111">h1 = soup.html.body.h1<text:span text:style-name="T83">, p = soup.html.body.p</text:span></text:p>
      <text:p text:style-name="P111">다음 p 테그에 있는거 보려면 </text:p>
      <text:p text:style-name="P111">p2 = p.next_sibling.next_sibling</text:p>
      <text:p text:style-name="P111"/>
      <text:p text:style-name="P111">soup.find(name, attrs, recursive, string, **kwargs)</text:p>
      <text:p text:style-name="P112">soup.find(id = 'title')<text:span text:style-name="T83"> : id 가 title인 테그를 찾음</text:span></text:p>
      <text:p text:style-name="P112"><text:span text:style-name="T83">type(soup.find(id = 'title'))#bs4.element.Tag </text:span></text:p>
      <text:p text:style-name="P111">.string : 해당값에 대한 태그가 하나만 있고 type이 NavigableString일때 가능</text:p>
      <text:p text:style-name="P111">soup.find(id='title').string</text:p>
      <text:p text:style-name="P113">soup.find('a',{'class':'cafe1'})<text:span text:style-name="T84"> // </text:span></text:p>
      <text:p text:style-name="P113"><text:span text:style-name="T84">soup.find('a',class_ = 'cafe1) : a 테그 class="cafe1" 만 골라내기 </text:span></text:p>
      <text:p text:style-name="P111">soup.find(['a','p'])#a나 p중에서 먼저 줄에 있는게 하나 출력된다.</text:p>
      <text:p text:style-name="P111"/>
      <text:p text:style-name="P111">soup.find_all(name, attrs, recursive, string, limit, **kwargs)</text:p>
      <text:p text:style-name="P111">soup.find_all(id='title')<text:span text:style-name="T83"> : id가 title인 테그를 모두 찾음</text:span></text:p>
      <text:p text:style-name="P111">type(soup.find_all(id='title'))#bs4.element.ResultSet</text:p>
      <text:p text:style-name="P111">.string은 ResultSet일때 되지 않는다</text:p>
      <text:p text:style-name="P113">soup.find<text:span text:style-name="T86">_all</text:span>('a',{'class':'cafe1'})<text:span text:style-name="T84"> // </text:span></text:p>
      <text:p text:style-name="P113"><text:span text:style-name="T84">soup.find_all('a',class_ = 'cafe1) : a 테그 class="cafe1" 만 모두 골라내기</text:span></text:p>
      <text:p text:style-name="P111">soup.find_all(['a','p'])<text:span text:style-name="T84"> // soup.findAll(['a','p']) : </text:span>#a나 p중에 해당되는게 모두 출력된다.</text:p>
      <text:p text:style-name="P156"><text:span text:style-name="T47">.</text:span><text:span text:style-name="T45">attrs['x']</text:span><text:span text:style-name="T46"> // </text:span><text:span text:style-name="T47">.</text:span><text:span text:style-name="T46">get('x')</text:span><text:span text:style-name="T45"> : 테그 안 x 성분값 표시 </text:span></text:p>
      <text:p text:style-name="P114">.get_text()<text:span text:style-name="T91"> // </text:span>.text : 둘 다 테그에 포함되는 text를 추출함</text:p>
      <text:p text:style-name="P114">h1 = soup.find(id='lecture1')<text:span text:style-name="T91"> // </text:span>h1.string#</text:p>
      <text:p text:style-name="P114">h1.get_text()#'\n 데이터 과학 \n'<text:span text:style-name="T91"> // </text:span>h1.text#'\n 데이터 과학 \n'</text:p>
      <text:p text:style-name="P114"/>
      <text:p text:style-name="P115">url 접속해서 읽어들이기 </text:p>
      <text:p text:style-name="P114">import urllib.request as req</text:p>
      <text:p text:style-name="P115">url = '주소'<text:span text:style-name="T91"> </text:span></text:p>
      <text:p text:style-name="P117">res = req.urlopen(url)<text:span text:style-name="T91"> : </text:span>html을 긁어온다 </text:p>
      <text:p text:style-name="P115">soup = BeautifulSoup(res, "html.parser")</text:p>
      <text:p text:style-name="P117">p1 = soup.find_all('p',{'class':'con'})<text:span text:style-name="T91"> : </text:span>게시글이 있는곳을 지정한다.</text:p>
      <text:p text:style-name="P115">for i in p1:</text:p>
      <text:p text:style-name="P115"><text:s text:c="4"/>print(i.string.strip()) <text:s text:c="3"/></text:p>
      <text:p text:style-name="P115">for i in p1:</text:p>
      <text:p text:style-name="P116"><text:s text:c="4"/>print(i.get_text().strip())</text:p>
      <text:p text:style-name="P116"><text:span text:style-name="T85">list에 저장하기 </text:span><text:s text:c="4"/></text:p>
      <text:p text:style-name="P115">data = []</text:p>
      <text:p text:style-name="P115">for i in p1:</text:p>
      <text:p text:style-name="P115"><text:s text:c="4"/>data.append(i.get_text().strip())</text:p>
      <text:p text:style-name="P115"/>
      <text:p text:style-name="P118">soup.select_one('테그이름#id이름') : 해당 태그, id일치하는거 하나 골라내기</text:p>
      <text:p text:style-name="P118">type은 bs4.element.Tag</text:p>
      <text:p text:style-name="P118">soup.select('테그이름#id이름') : 해당 태그, id일치하는거 모두 골라내기</text:p>
      <text:p text:style-name="P118">type은 list </text:p>
      <text:p text:style-name="P123">class이면 #대신 .써야 함</text:p>
      <text:p text:style-name="P118">soup.select_one('li:nth-of-type(<text:span text:style-name="T87">k</text:span>)')<text:span text:style-name="T87"> : li테그중 k번째 골라내기 </text:span></text:p>
      <text:p text:style-name="P118"/>
      <text:p text:style-name="P118"><text:soft-page-break/>#네이버금융 - 국내증시 - 검색상위종목</text:p>
      <text:p text:style-name="P118">검색상위종목 회사들의 데이터들이 테이블 표 처럼 되어있다.</text:p>
      <text:p text:style-name="P118">&lt;table&gt; 테그 안에 데이터들이 들어가 있다. </text:p>
      <text:p text:style-name="P118">import urllib.request as req</text:p>
      <text:p text:style-name="P118">from bs4 import BeautifulSoup</text:p>
      <text:p text:style-name="P118">url = "https://finance.naver.com/sise/lastsearch2.nhn"</text:p>
      <text:p text:style-name="P118">html = req.urlopen(url)</text:p>
      <text:p text:style-name="P118">soup = BeautifulSoup(html, "html.parser")</text:p>
      <text:p text:style-name="P118"/>
      <text:p text:style-name="P118">### 선생님의 풀이</text:p>
      <text:p text:style-name="P118">tr = soup.select('table.type_5 &gt;tr')</text:p>
      <text:p text:style-name="P118">for i in tr:</text:p>
      <text:p text:style-name="P118"><text:s text:c="4"/>print(i)</text:p>
      <text:p text:style-name="P118"><text:s text:c="4"/></text:p>
      <text:p text:style-name="P118">tr[0] #column name<text:span text:style-name="T90"> // </text:span>type(tr[0])<text:span text:style-name="T90"> // </text:span>tr[1] #no data<text:span text:style-name="T90"> // </text:span>tr[2].select('td')<text:span text:style-name="T90"> // </text:span>tr[6]<text:span text:style-name="T90"> // </text:span>tr[7] #no data</text:p>
      <text:p text:style-name="P118"/>
      <text:p text:style-name="P118">#no data인 부분을 피하려면 어떻게 해야 할까?</text:p>
      <text:p text:style-name="P118">for i in tr[2].select('td'):</text:p>
      <text:p text:style-name="P118"><text:s text:c="4"/>print(i.string)</text:p>
      <text:p text:style-name="P118">tr[1].select_one('td.no')</text:p>
      <text:p text:style-name="P118">type(tr[1].select_one('td.no'))#NoneType</text:p>
      <text:p text:style-name="P118"/>
      <text:p text:style-name="P118">#그러면 None인 부분을 건너뛰면 되겠다.</text:p>
      <text:p text:style-name="P118">for i in tr:</text:p>
      <text:p text:style-name="P118"><text:s text:c="4"/>if i.select_one('td.no') is None:</text:p>
      <text:p text:style-name="P118"><text:s text:c="8"/>pass</text:p>
      <text:p text:style-name="P118"><text:s text:c="4"/>else:</text:p>
      <text:p text:style-name="P118"><text:s text:c="8"/>print(i.select_one('td.no'))</text:p>
      <text:p text:style-name="P118"><text:s text:c="8"/></text:p>
      <text:p text:style-name="P118">#이제 span 테그에 데이터가 있는것은 어떻게 처리하나 </text:p>
      <text:p text:style-name="P118">cols = tr[2].select('td')<text:span text:style-name="T91"> // </text:span>cols[0].select_one('span')</text:p>
      <text:p text:style-name="P119">[i.select_one('span').string.strip() </text:p>
      <text:p text:style-name="P119">if str(i).find('span') != -1 </text:p>
      <text:p text:style-name="P119">else i.text.strip() for i in cols]</text:p>
      <text:p text:style-name="P118"/>
      <text:p text:style-name="P118">#위 2개를 합치자 </text:p>
      <text:p text:style-name="P118">lst = []</text:p>
      <text:p text:style-name="P118">for i in tr:</text:p>
      <text:p text:style-name="P118"><text:s text:c="4"/>if i.select_one('td.no') is None:</text:p>
      <text:p text:style-name="P118"><text:s text:c="8"/>pass</text:p>
      <text:p text:style-name="P118"><text:s text:c="4"/>else:</text:p>
      <text:p text:style-name="P118"><text:s text:c="8"/>cols = i.select('td')</text:p>
      <text:p text:style-name="P118"><text:s text:c="8"/>data = [x.select_one('span').string.strip() </text:p>
      <text:p text:style-name="P118"><text:s text:c="16"/>if str(x).find('span') != -1 </text:p>
      <text:p text:style-name="P118"><text:s text:c="16"/>else x.text.strip() for x in cols]</text:p>
      <text:p text:style-name="P118"><text:s text:c="8"/>lst.append(data)</text:p>
      <text:p text:style-name="P118"/>
      <text:p text:style-name="P118">col = []</text:p>
      <text:p text:style-name="P118">for i in tr[0].select('th'):</text:p>
      <text:p text:style-name="P118"><text:s text:c="4"/>col.append(i.string)</text:p>
      <text:p text:style-name="P118">df_data = DataFrame(lst, columns = col)</text:p>
      <text:p text:style-name="P118"><text:soft-page-break/>JSON <text:span text:style-name="T88">: </text:span>텍스트 데이터를 기반, 자바스크립트에서 사용하는 객체 표기 방법을 기반으로 한다.</text:p>
      <text:p text:style-name="P118">자바스크립트 전용데이터 형식은 아니고 다양한 소프트웨어와 프로그램 언어끼리 데이터 교환할때 사용</text:p>
      <text:p text:style-name="P118">import json</text:p>
      <text:p text:style-name="P118">json 형태로 로드하기 </text:p>
      <text:p text:style-name="P118">json_res = json.load(res)</text:p>
      <text:p text:style-name="P118"/>
      <text:p text:style-name="P118">다음 - 증권 - 인기검색 10</text:p>
      <text:p text:style-name="P118">http://finance.daum.net/api/search/ranks?limit=10 링크 들어가면 403 Forbidden 이 뜬다. 봇인걸 막아놓는 경우가 있는데 이럴때는 Header를 만들어서 링크와 같이 가야한다.</text:p>
      <text:p text:style-name="P118">#network에서 밑에 보면 Request Header 부분이 있는데 그 중에서 </text:p>
      <text:p text:style-name="P118">Referer: http://finance.daum.net/User-Agent: Mozilla/5.0 (Windows NT 6.1; Win64; x64) \AppleWebKit/537.36 (KHTML, like Gecko) Chrome/77.0.3865.90 Safari/537.36</text:p>
      <text:p text:style-name="P118"/>
      <text:p text:style-name="P118">headers = {"User-Agent": "Mozilla/5.0 (Windows NT 6.1; Win64; x64) \</text:p>
      <text:p text:style-name="P118"><text:s text:c="11"/>AppleWebKit/537.36 (KHTML, like Gecko) Chrome/77.0.3865.90 \</text:p>
      <text:p text:style-name="P118"><text:s text:c="11"/>Safari/537.36",</text:p>
      <text:p text:style-name="P118"><text:s text:c="11"/>"Referer": "http://finance.daum.net/"</text:p>
      <text:p text:style-name="P118"><text:s text:c="11"/>}</text:p>
      <text:p text:style-name="P118">url = "http://finance.daum.net/api/search/ranks?limit=10"</text:p>
      <text:p text:style-name="P118"/>
      <text:p text:style-name="P118">selenium </text:p>
      <text:p text:style-name="P118">웹브라우저를 컨트롤하여 웹 UI(User Interface)를 자동화하는 도구</text:p>
      <text:p text:style-name="P118">command line에서 selenium library 설치함</text:p>
      <text:p text:style-name="P118">from selenium import webdriver</text:p>
      <text:p text:style-name="P118">url = "http://naver.com"</text:p>
      <text:p text:style-name="P118">driver = webdriver.Chrome("C:\WorkSpace//chromedriver.exe")</text:p>
      <text:p text:style-name="P118">driver.get(url)<text:span text:style-name="T88"> :url로 접속한다.</text:span></text:p>
      <text:p text:style-name="P118">driver.save_screenshot("C:\WorkSpace\\Python_Space\\data\\naver.png")</text:p>
      <text:p text:style-name="P118">driver.quit()<text:span text:style-name="T88"> : driver를 닫는다.</text:span></text:p>
      <text:p text:style-name="P118"/>
      <text:p text:style-name="P118">#네이버 이미지 검색 </text:p>
      <text:p text:style-name="P118">url = "https://search.naver.com/search.naver?where=image"</text:p>
      <text:p text:style-name="P118">import urllib.request as req</text:p>
      <text:p text:style-name="P118">from bs4 import BeautifulSoup</text:p>
      <text:p text:style-name="P118">from selenium import webdriver</text:p>
      <text:p text:style-name="P118">from selenium.webdriver.common.keys import Keys</text:p>
      <text:p text:style-name="P118">import time</text:p>
      <text:p text:style-name="P118"/>
      <text:p text:style-name="P118">driver = webdriver.Chrome("C:\WorkSpace//chromedriver.exe")</text:p>
      <text:p text:style-name="P118">driver.get(url)</text:p>
      <text:p text:style-name="P159"><text:span text:style-name="T48">ser = driver.find_element_by_id("nx_query")</text:span><text:span text:style-name="T49"> </text:span><text:span text:style-name="T48">:</text:span><text:span text:style-name="T49"> </text:span><text:span text:style-name="T48">검색어 입력 </text:span></text:p>
      <text:p text:style-name="P118">ser.send_keys(검색어)</text:p>
      <text:p text:style-name="P118">ser.submit()</text:p>
      <text:p text:style-name="P118"/>
      <text:p text:style-name="P118">사진들이 나온걸 보면 모든 사진들이 나온게 아니고, 스크롤바를 내리면<text:span text:style-name="T92"> </text:span>새로운 사진들이 로딩된다. 스크롤바를 내려보자 </text:p>
      <text:p text:style-name="P118">for i in range(1,3):</text:p>
      <text:p text:style-name="P118"><text:s text:c="4"/>driver.find_element_by_tag_name('body').send_keys(Keys.END)</text:p>
      <text:p text:style-name="P118"><text:s text:c="4"/>time.sleep(5)#5초 대기</text:p>
      <text:p text:style-name="P118"><text:soft-page-break/></text:p>
      <text:p text:style-name="P118">html = driver.page_source</text:p>
      <text:p text:style-name="P118">soup = BeautifulSoup(html, "html.parser")</text:p>
      <text:p text:style-name="P118"/>
      <text:p text:style-name="P118">params = []</text:p>
      <text:p text:style-name="P118">img_list = soup.find_all("img", class_="_img")</text:p>
      <text:p text:style-name="P118">for i in img_list:</text:p>
      <text:p text:style-name="P118"><text:s text:c="4"/>params.append(i['src'])</text:p>
      <text:p text:style-name="P118"/>
      <text:p text:style-name="P118">x = 1</text:p>
      <text:p text:style-name="P118">for p in params:</text:p>
      <text:p text:style-name="P118"><text:s text:c="4"/>#링크주소가 있는 사진들을 해당 경로에 저장하자 </text:p>
      <text:p text:style-name="P118"><text:s text:c="4"/>req.urlretrieve(p,"C:\WorkSpace\\sample_img_data\\darksoul2_"+str(x)+".jpg")</text:p>
      <text:p text:style-name="P118"><text:s text:c="4"/>x += 1</text:p>
      <text:p text:style-name="P118"/>
      <text:p text:style-name="P118">params2 = []</text:p>
      <text:p text:style-name="P118">img_list2 = soup.select('img._img')</text:p>
      <text:p text:style-name="P118"/>
      <text:p text:style-name="P118">img_list2</text:p>
      <text:p text:style-name="P118">for i in range(len(img_list2)):</text:p>
      <text:p text:style-name="P118"><text:s text:c="4"/>img_list2[i] = img_list2[i].attrs['src']</text:p>
      <text:p text:style-name="P118"/>
      <text:p text:style-name="P118">driver.quit()</text:p>
      <text:p text:style-name="P118"/>
      <text:p text:style-name="P118">#daum로그인 해 보자 </text:p>
      <text:p text:style-name="P118">url = "https://logins.daum.net/accounts/signinform.do?url=https%3A%2F%2Fwww.daum.net%2F"</text:p>
      <text:p text:style-name="P118"/>
      <text:p text:style-name="P118">user = ""<text:span text:style-name="T92"> // </text:span>mypas = ""</text:p>
      <text:p text:style-name="P118"/>
      <text:p text:style-name="P118">driver = webdriver.Chrome("C:\WorkSpace//chromedriver.exe")</text:p>
      <text:p text:style-name="P118">driver.get(url)</text:p>
      <text:p text:style-name="P118">#아이디 입력</text:p>
      <text:p text:style-name="P118">inputid = driver.find_element_by_id("id")</text:p>
      <text:p text:style-name="P118">inputid.clear()#기존값 삭제 </text:p>
      <text:p text:style-name="P118">inputid.send_keys(user)</text:p>
      <text:p text:style-name="P118">driver.implicitly_wait(3)</text:p>
      <text:p text:style-name="P118">#비밀번호 입력</text:p>
      <text:p text:style-name="P118">inputpas = driver.find_element_by_id("inputPwd")</text:p>
      <text:p text:style-name="P118">inputpas.clear()#기존값 삭제 </text:p>
      <text:p text:style-name="P118">inputpas.send_keys(mypas)</text:p>
      <text:p text:style-name="P118">driver.implicitly_wait(3)</text:p>
      <text:p text:style-name="P118">#가동 </text:p>
      <text:p text:style-name="P118">loginbn = driver.find_element_by_css_selector("button#loginBtn")</text:p>
      <text:p text:style-name="P118">loginbn.submit() </text:p>
      <text:p text:style-name="P118"/>
      <text:p text:style-name="P118">driver.close()</text:p>
      <text:p text:style-name="P118"/>
      <text:p text:style-name="P118"/>
      <text:p text:style-name="P118"/>
      <text:p text:style-name="P118"/>
      <text:p text:style-name="P118"><text:soft-page-break/>####다나와에 들어가서 노트북 리스트를 보자 </text:p>
      <text:p text:style-name="P118">#XPATH들을 보면 </text:p>
      <text:p text:style-name="P118">#열기</text:p>
      <text:p text:style-name="P118">'//*[@id="dlMaker_simple"]/dd/div[2]/button[1]'</text:p>
      <text:p text:style-name="P118">#닫기</text:p>
      <text:p text:style-name="P118">'//*[@id="dlMaker_simple"]/dd/div[2]/button[2]'</text:p>
      <text:p text:style-name="P118">#apple 클릭</text:p>
      <text:p text:style-name="P118">'//*[@id="selectMaker_simple_priceCompare_A"]/li[14]'</text:p>
      <text:p text:style-name="P118">'//*[@id="searchMaker1452"]'</text:p>
      <text:p text:style-name="P118"/>
      <text:p text:style-name="P118">from selenium.webdriver.common.by import By</text:p>
      <text:p text:style-name="P118">from selenium.webdriver.support import expected_conditions as EC</text:p>
      <text:p text:style-name="P118">from selenium.webdriver.support.ui import WebDriverWait</text:p>
      <text:p text:style-name="P118"/>
      <text:p text:style-name="P118">url = 'http://prod.danawa.com/list/?cate=112758'</text:p>
      <text:p text:style-name="P118">driver = webdriver.Chrome("C:\WorkSpace//chromedriver.exe")</text:p>
      <text:p text:style-name="P118">driver.implicitly_wait(5)</text:p>
      <text:p text:style-name="P118">driver.get(url)</text:p>
      <text:p text:style-name="P118">#페이지가 뜰떄까지 기라리자 </text:p>
      <text:p text:style-name="P118">#클릭, 노트북 제조회사 목록을 더 보기 </text:p>
      <text:p text:style-name="P118">WebDriverWait(driver, 3).until(EC.presence_of_element_located((</text:p>
      <text:p text:style-name="P118"><text:s text:c="16"/>By.XPATH,</text:p>
      <text:p text:style-name="P118"><text:s text:c="16"/>'//*[@id="dlMaker_simple"]/dd/div[2]/button[1]'))).click()</text:p>
      <text:p text:style-name="P118"/>
      <text:p text:style-name="P118">driver.implicitly_wait(3)</text:p>
      <text:p text:style-name="P118"/>
      <text:p text:style-name="P118">WebDriverWait(driver, 3).until(EC.presence_of_element_located((</text:p>
      <text:p text:style-name="P118"><text:s text:c="16"/>By.XPATH,</text:p>
      <text:p text:style-name="P118"><text:s text:c="16"/>'//*[@id="dlMaker_simple"]/dd/div[2]/button[2]'))).click()</text:p>
      <text:p text:style-name="P118"/>
      <text:p text:style-name="P118">driver.implicitly_wait(3)</text:p>
      <text:p text:style-name="P118"/>
      <text:p text:style-name="P118">#그리고 노트북 목록 중에서 하나 눌러보기 </text:p>
      <text:p text:style-name="P118">WebDriverWait(driver, 3).until(EC.presence_of_element_located((</text:p>
      <text:p text:style-name="P118"><text:s text:c="16"/>By.XPATH,</text:p>
      <text:p text:style-name="P118"><text:s text:c="16"/>'//*[@id="adReaderProductItem9261852"]/div/div[2]/p/a'))).click()</text:p>
      <text:p text:style-name="P118">#새로운 팝업창이 뜬다. </text:p>
      <text:p text:style-name="P118">driver.implicitly_wait(3)</text:p>
      <text:p text:style-name="P118"/>
      <text:p text:style-name="P118">#노트북 목록에서 이미지와 가격을 추출해보자 </text:p>
      <text:p text:style-name="P118">html = driver.page_source</text:p>
      <text:p text:style-name="P118">soup = BeautifulSoup(html, "html.parser")</text:p>
      <text:p text:style-name="P118">soup</text:p>
      <text:p text:style-name="P118">list_all = soup.select('div.main_prodlist.main_prodlist_list &gt; ul &gt; \</text:p>
      <text:p text:style-name="P118"><text:s text:c="23"/>li.prod_item.prod_layer')</text:p>
      <text:p text:style-name="P118">x = 1</text:p>
      <text:p text:style-name="P118">for i in list_all:</text:p>
      <text:p text:style-name="P118"><text:s text:c="4"/>#인기순위와 제품명</text:p>
      <text:p text:style-name="P118"><text:s text:c="4"/>print(i.select_one("p.prod_name").text.strip())</text:p>
      <text:p text:style-name="P118"><text:s text:c="4"/>#이미지 링크</text:p>
      <text:p text:style-name="P118"><text:s text:c="4"/>print(i.select_one("a.thumb_link &gt; img")['data-original'])</text:p>
      <text:p text:style-name="P118"><text:s text:c="4"/>#이미지 추출 </text:p>
      <text:p text:style-name="P118"><text:soft-page-break/><text:s text:c="4"/>req.urlretrieve(i.select_one("a.thumb_link &gt; img")['data-original'],</text:p>
      <text:p text:style-name="P118"><text:s text:c="20"/>"C:\WorkSpace\\sample_img_data\\notebook_"+str(x)+".jpg")</text:p>
      <text:p text:style-name="P118"><text:s text:c="4"/>x += 1</text:p>
      <text:p text:style-name="P118"><text:s text:c="4"/>#가격 </text:p>
      <text:p text:style-name="P118"><text:s text:c="4"/>print(i.select_one("p.price_sect &gt; a &gt; strong").text.strip())</text:p>
      <text:p text:style-name="P118"><text:s text:c="4"/></text:p>
      <text:p text:style-name="P118">#list_all2 = soup.find_all('div',class_='main_prodlist main_prodlist_list')</text:p>
      <text:p text:style-name="P118">#list_all2[1]</text:p>
      <text:p text:style-name="P118"/>
      <text:p text:style-name="P118">#페이지를 넘기기 </text:p>
      <text:p text:style-name="P118">num = 2</text:p>
      <text:p text:style-name="P118">WebDriverWait(driver, 3).until(EC.presence_of_element_located((</text:p>
      <text:p text:style-name="P118"><text:s text:c="8"/>#XPATH 일때는 숫자를 넣어주어야 한다. css로 해서 nth-child()를 이용하자</text:p>
      <text:p text:style-name="P118"><text:s text:c="8"/>#안에 숫자만 바꾸어 넣으면 다른 목록 페이지로 넘어갈 수 있다. <text:s/></text:p>
      <text:p text:style-name="P118"><text:s text:c="16"/>By.CSS_SELECTOR,'div.number_wrap &gt; a:nth-child({})'.format(num)</text:p>
      <text:p text:style-name="P118"><text:s text:c="16"/>))).click()</text:p>
      <text:p text:style-name="P118">#해 보면 제 2페이지로 넘어간걸 볼 수 있다. </text:p>
      <text:p text:style-name="P118">driver.close()</text:p>
      <text:p text:style-name="P118"/>
      <text:p text:style-name="P118">######페이지들 수집하기 ######</text:p>
      <text:p text:style-name="P118">url = 'http://prod.danawa.com/list/?cate=112758'</text:p>
      <text:p text:style-name="P118">driver = webdriver.Chrome("C:\WorkSpace//chromedriver.exe")</text:p>
      <text:p text:style-name="P118">driver.implicitly_wait(5)</text:p>
      <text:p text:style-name="P118">driver.get(url)</text:p>
      <text:p text:style-name="P118"/>
      <text:p text:style-name="P118">#apple사 제품만 나오도록 하자 </text:p>
      <text:p text:style-name="P118">WebDriverWait(driver, 3).until(EC.presence_of_element_located((</text:p>
      <text:p text:style-name="P118"><text:s text:c="16"/>By.XPATH,'//*[@id="searchMakerRep1452"]'))).click()</text:p>
      <text:p text:style-name="P118"/>
      <text:p text:style-name="P118">time.sleep(5)#5초 기다렸다가 하자 </text:p>
      <text:p text:style-name="P118">#바로 하면 페이지가 바뀌기 전에 클릭을 하게 되어서 error가 난다. </text:p>
      <text:p text:style-name="P118"/>
      <text:p text:style-name="P118">for i in range(2,4):</text:p>
      <text:p text:style-name="P118"><text:s text:c="4"/>list_all3 = []</text:p>
      <text:p text:style-name="P118"><text:s text:c="4"/>#해당 페이지로 이동</text:p>
      <text:p text:style-name="P118"><text:s text:c="4"/>WebDriverWait(driver, 3).until(EC.presence_of_element_located(( </text:p>
      <text:p text:style-name="P118"><text:s text:c="16"/>By.CSS_SELECTOR,'div.number_wrap &gt; a:nth-child({})'.format(i)</text:p>
      <text:p text:style-name="P118"><text:s text:c="16"/>))).click()</text:p>
      <text:p text:style-name="P118"><text:s text:c="4"/></text:p>
      <text:p text:style-name="P118"><text:s text:c="4"/>#노트북 목록에서 이미지와 가격을 추출해보자 </text:p>
      <text:p text:style-name="P118"><text:s text:c="4"/>html = driver.page_source</text:p>
      <text:p text:style-name="P118"><text:s text:c="4"/>soup = BeautifulSoup(html, "html.parser")</text:p>
      <text:p text:style-name="P118"><text:s text:c="4"/>list_all3 = soup.select('div.main_prodlist.main_prodlist_list &gt; ul &gt; \</text:p>
      <text:p text:style-name="P118"><text:s text:c="28"/>li.prod_item.prod_layer')</text:p>
      <text:p text:style-name="P118"><text:s text:c="4"/>x = 1</text:p>
      <text:p text:style-name="P118"><text:s text:c="4"/>for j in list_all3:</text:p>
      <text:p text:style-name="P118"><text:s text:c="8"/>#인기순위와 제품명</text:p>
      <text:p text:style-name="P118"><text:s text:c="8"/>print(j.select_one("p.prod_name").text.strip())</text:p>
      <text:p text:style-name="P118"><text:s text:c="8"/>#이미지 링크</text:p>
      <text:p text:style-name="P118"><text:s text:c="8"/>print(j.select_one("a.thumb_link &gt; img")['data-original'])</text:p>
      <text:p text:style-name="P118"><text:s text:c="8"/>#이미지 추출 </text:p>
      <text:p text:style-name="P118"><text:s text:c="8"/>req.urlretrieve(j.select_one("a.thumb_link &gt; img")['data-original'],</text:p>
      <text:p text:style-name="P118"><text:soft-page-break/><text:s text:c="20"/>"C:\WorkSpace\\sample_img_data\\notebook_"+</text:p>
      <text:p text:style-name="P118"><text:s text:c="20"/>str(i)+'_'+str(x)+".jpg")</text:p>
      <text:p text:style-name="P118"><text:s text:c="8"/>x += 1</text:p>
      <text:p text:style-name="P118"><text:s text:c="8"/>#가격 </text:p>
      <text:p text:style-name="P118"><text:s text:c="8"/>print(j.select_one("p.price_sect &gt; a &gt; strong").text.strip())</text:p>
      <text:p text:style-name="P118"/>
      <text:p text:style-name="P118">#HTTPError: Forbidden 이거 뜨면 ...</text:p>
      <text:p text:style-name="P118">driver.close()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객체지향언어, 클래스를 배워보자 </text:p>
      <text:p text:style-name="P118">절차(구조적) 프로그램(procedural language) : c언어, plsql, R</text:p>
      <text:p text:style-name="P118">물이 위에서 아래로 흐르는 것처럼 순차적인 처리가 중요시 되며 프로그램 전체가 유기적으로 연결되도록 만드는 프로그래밍 기법</text:p>
      <text:p text:style-name="P118">단점 : 재사용할 수가 없다. 확장성이 떨어진다. 유지보수가 어렵다. </text:p>
      <text:p text:style-name="P118">객체지향프로그램(object oriented language) : java, c++, c#, pathon</text:p>
      <text:p text:style-name="P118">구조적프로그래밍과 다르게 큰 문제를 작은문제들로 해결할 수 있는<text:span text:style-name="T93"> </text:span>객체들을 만든뒤 이 객체들을 조합해서 큰 문제를 해결하는 방법</text:p>
      <text:p text:style-name="P118">객체 : 사물 개념중에서 명사로 표현할 수 있는것들을 의미한다. 사람, 건물, 학생 등등</text:p>
      <text:p text:style-name="P118">클래스 : 객체를 설명해 놓은 것(설계도)</text:p>
      <text:p text:style-name="P118">인스턴스 : 클래스를 메모리에 만들어서 사용하도록 하는 의미 </text:p>
      <text:p text:style-name="P118"/>
      <text:p text:style-name="P118">객체 = 속성 + 메소드 </text:p>
      <text:p text:style-name="P118">객체 : 사람 </text:p>
      <text:p text:style-name="P118">속성(변수) : 팔, 다리, 머리, 눈, 코, 입, 이름, 키, 나이, 주소 </text:p>
      <text:p text:style-name="P118">메소드(함수) : 속성의 값을 변경, 동작하게 하는 프로그램</text:p>
      <text:p text:style-name="P118"/>
      <text:p text:style-name="P118">class Calculator:</text:p>
      <text:p text:style-name="P118"><text:s text:c="4"/>def __init__(self):</text:p>
      <text:p text:style-name="P118"><text:s text:c="8"/>self.result = 0</text:p>
      <text:p text:style-name="P118"><text:s text:c="4"/>def add(self, num):</text:p>
      <text:p text:style-name="P118"><text:s text:c="8"/>self.result += num</text:p>
      <text:p text:style-name="P118"><text:s text:c="8"/>return self.result</text:p>
      <text:p text:style-name="P118"/>
      <text:p text:style-name="P120">cal1 = Calculator()<text:span text:style-name="T93"> : </text:span>클래스의 인스턴스 화</text:p>
      <text:p text:style-name="P120"><text:s/>__init__ : 클래스를 인스턴스 할때 자동으로 생성자가 실행,<text:span text:style-name="T93"> </text:span>인스턴스의 초기상태/값등을 지정하는 메소드</text:p>
      <text:p text:style-name="P120">self : 자기 자신의 클래스를 의미 (java에서는 dis 라고 한다. )</text:p>
      <text:p text:style-name="P120"/>
      <text:p text:style-name="P124">instance = class()</text:p>
      <text:p text:style-name="P124">instance.성분 : 성분 표시<text:span text:style-name="T94">/출력</text:span></text:p>
      <text:p text:style-name="P124">instance.성분 = 성분값 : 성분 입력/수정<text:span text:style-name="T94">/추가</text:span></text:p>
      <text:p text:style-name="P125"/>
      <text:p text:style-name="P125">class안에서 </text:p>
      <text:p text:style-name="P125">self.성분 : 인스턴스 변수 : 각각의 인스턴스 안에서만 통용된다.</text:p>
      <text:p text:style-name="P125">class이름.성분 : 글로벌 변수 : 해당 클래스에서 생성된 모든 인스턴스 안에서 통용된다.</text:p>
      <text:p text:style-name="P125"/>
      <text:p text:style-name="P125">class Employee:</text:p>
      <text:p text:style-name="P125"><text:s text:c="4"/>#인스턴스변수, 자신의 인스턴스 안에서만 글로벌 변수이다. </text:p>
      <text:p text:style-name="P125"><text:s text:c="4"/>empCount = 0</text:p>
      <text:p text:style-name="P125"><text:s text:c="4"/></text:p>
      <text:p text:style-name="P125"><text:s text:c="4"/>def __init__(self):</text:p>
      <text:p text:style-name="P125"><text:s text:c="8"/>self.empCount += 1</text:p>
      <text:p text:style-name="P125"><text:s text:c="8"/></text:p>
      <text:p text:style-name="P125"><text:s text:c="4"/>def displayCount(self):</text:p>
      <text:p text:style-name="P125"><text:s text:c="8"/>print("전체 종업원 수는 %d"%self.empCount)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#다음과 같이 바꾸어 보자 </text:p>
      <text:p text:style-name="P120">class Employee:</text:p>
      <text:p text:style-name="P120"><text:s text:c="4"/>empCount = 0</text:p>
      <text:p text:style-name="P120"><text:s text:c="4"/></text:p>
      <text:p text:style-name="P120"><text:s text:c="4"/>def __init__(self):</text:p>
      <text:p text:style-name="P120"><text:s text:c="8"/>#바꿈, 이것은 진정한 글로별 변수가 된다. </text:p>
      <text:p text:style-name="P120"><text:s text:c="8"/>Employee.empCount += 1</text:p>
      <text:p text:style-name="P120"><text:s text:c="8"/></text:p>
      <text:p text:style-name="P120"><text:s text:c="4"/>def displayCount(self):</text:p>
      <text:p text:style-name="P121"><text:s text:c="8"/>print("전체 종업원 수는 %d"%self.empCount)</text:p>
      <text:p text:style-name="P121"/>
      <text:p text:style-name="P122">그러면<text:span text:style-name="T95"> 새로운 instance를 생성할 때 마다 empCount 가 증가한다.</text:span> <text:s/></text:p>
      <text:p text:style-name="P122"/>
      <text:p text:style-name="P122">변수를<text:span text:style-name="T96"> 초기화 함수에 넣을때와 밖에 있을때의 차이를 살펴보자 </text:span></text:p>
      <text:p text:style-name="P122">class Employee:</text:p>
      <text:p text:style-name="P122"><text:s text:c="4"/>#초기화 함수 밖에서 변수를 선언함 </text:p>
      <text:p text:style-name="P122"><text:s text:c="4"/>empCn = 0</text:p>
      <text:p text:style-name="P122"><text:s text:c="4"/>info = ""</text:p>
      <text:p text:style-name="P122"><text:s text:c="4"/>def printCount(self):</text:p>
      <text:p text:style-name="P122"><text:s text:c="8"/>print("전체 인원수 : %d" %Employee.empCn)</text:p>
      <text:p text:style-name="P122"><text:s text:c="4"/>def addEmployee(self, name, addr, salary):</text:p>
      <text:p text:style-name="P122"><text:s text:c="8"/>#다른 인스턴스에서 정보를 입력해도 모두 합쳐진다. </text:p>
      <text:p text:style-name="P122"><text:s text:c="8"/>Employee.info += "이름 : "+name+" 주소 : "+addr+ " 급여 : " + str(salary)+"\n" <text:s text:c="27"/></text:p>
      <text:p text:style-name="P122"><text:s text:c="8"/>Employee.empCn += 1</text:p>
      <text:p text:style-name="P122"><text:s text:c="4"/>def printEmployee(self):</text:p>
      <text:p text:style-name="P122"><text:s text:c="8"/>print(Employee.info)</text:p>
      <text:p text:style-name="P122"/>
      <text:p text:style-name="P122">위<text:span text:style-name="T96"> 경우에는 여러 인스턴스에서 입력된 정보들이 모두 합쳐진다.</text:span></text:p>
      <text:p text:style-name="P122"/>
      <text:p text:style-name="P122">class Employee:</text:p>
      <text:p text:style-name="P122"><text:s text:c="4"/>#초기화 함수 안에서 변수를 선언함 </text:p>
      <text:p text:style-name="P122"><text:s text:c="4"/>empCn = 0</text:p>
      <text:p text:style-name="P122"><text:s text:c="4"/>def __init__(self):</text:p>
      <text:p text:style-name="P122"><text:s text:c="8"/>#이러면 나중에 새로운 인스턴스를 생성할때 다른 인스턴스에서 입력해놓은</text:p>
      <text:p text:style-name="P122"><text:s text:c="8"/>#데이터들이 사라진다. </text:p>
      <text:p text:style-name="P122"><text:s text:c="8"/>Employee.info = ""</text:p>
      <text:p text:style-name="P122"><text:s text:c="4"/>def printCount(self):</text:p>
      <text:p text:style-name="P122"><text:s text:c="8"/>print("전체 인원수 : %d" %Employee.empCn)</text:p>
      <text:p text:style-name="P122"><text:s text:c="4"/>def addEmployee(self, name, addr, salary):</text:p>
      <text:p text:style-name="P122"><text:s text:c="8"/>#다른 인스턴스에서 정보를 입력해도 모두 합쳐진다. </text:p>
      <text:p text:style-name="P122"><text:s text:c="8"/>Employee.info += "이름 : "+name+" 주소 : "+addr+ " 급여 : " + str(salary)+"\n" <text:s text:c="27"/></text:p>
      <text:p text:style-name="P122"><text:s text:c="8"/>Employee.empCn += 1</text:p>
      <text:p text:style-name="P122"><text:s text:c="4"/>def printEmployee(self):</text:p>
      <text:p text:style-name="P122"><text:s text:c="8"/>print(Employee.info)</text:p>
      <text:p text:style-name="P122"/>
      <text:p text:style-name="P122">여러<text:span text:style-name="T96"> instance에서 입력한 </text:span>정보들이<text:span text:style-name="T96"> 합쳐지기는 한다. 그런데 새로운 instance를 생성할때 초기화된다.</text:span></text:p>
      <text:p text:style-name="P122"/>
      <text:p text:style-name="P122">class Person:</text:p>
      <text:p text:style-name="P122"><text:s text:c="4"/>#클래스 변수 </text:p>
      <text:p text:style-name="P122"><text:soft-page-break/><text:s text:c="4"/>hobbys = []</text:p>
      <text:p text:style-name="P122"><text:s text:c="4"/></text:p>
      <text:p text:style-name="P122"><text:s text:c="4"/>def __init__(self,hobby):</text:p>
      <text:p text:style-name="P122"><text:s text:c="8"/>#hobbys가 클래스 변수이다. 모든 인스턴스에서 사용이 가능하다.</text:p>
      <text:p text:style-name="P122"><text:s text:c="8"/>self.hobbys.append(hobby)</text:p>
      <text:p text:style-name="P122"/>
      <text:p text:style-name="P126">instance들을 생성하면 생성시 변수들이 모두 포함되어있다. 다음과 같이 만들어 놓으면 instance 별로 따로 따로 저장된다.</text:p>
      <text:p text:style-name="P126"/>
      <text:p text:style-name="P126">class Person:</text:p>
      <text:p text:style-name="P126"><text:s text:c="4"/>def add_hobby(self, hobby):</text:p>
      <text:p text:style-name="P126"><text:s text:c="8"/>#인스턴스 변수 </text:p>
      <text:p text:style-name="P126"><text:s text:c="8"/>self.hobbys = hobby</text:p>
      <text:p text:style-name="P126"><text:s text:c="4"/></text:p>
      <text:p text:style-name="P126"><text:s text:c="4"/>def show(self):</text:p>
      <text:p text:style-name="P126"><text:s text:c="8"/>print("내 취미는 ",self.hobbys)</text:p>
      <text:p text:style-name="P126"/>
      <text:p text:style-name="P126">#상속</text:p>
      <text:p text:style-name="P126">클래스내에서 메소드 속성을 물려 받는다. 공통된 내용/중복된 내용을 하나로 묶어서 관리할 수 있다. </text:p>
      <text:p text:style-name="P126"/>
      <text:p text:style-name="P126">class Parents:</text:p>
      <text:p text:style-name="P126"><text:s text:c="4"/></text:p>
      <text:p text:style-name="P126"><text:s text:c="4"/>def __init__(self, name, pn):</text:p>
      <text:p text:style-name="P126"><text:s text:c="8"/>self.name = name</text:p>
      <text:p text:style-name="P126"><text:s text:c="8"/>self.pn = pn</text:p>
      <text:p text:style-name="P126"><text:s text:c="8"/></text:p>
      <text:p text:style-name="P126"><text:s text:c="4"/>def Printinfo(self):</text:p>
      <text:p text:style-name="P126"><text:s text:c="8"/>print("이름 : {}, 전화번호 : {}".format(self.name, self.pn))</text:p>
      <text:p text:style-name="P126"><text:s text:c="8"/></text:p>
      <text:p text:style-name="P126">p = Parents("고길동","000-0000-0000")</text:p>
      <text:p text:style-name="P126">p.Printinfo()</text:p>
      <text:p text:style-name="P126">#이름 : 고길동, 전화번호 : 000-0000-0000</text:p>
      <text:p text:style-name="P126"/>
      <text:p text:style-name="P126">#상속을 받는 class를 만들자 </text:p>
      <text:p text:style-name="P126">class Child(Parents):</text:p>
      <text:p text:style-name="P126"><text:s text:c="4"/></text:p>
      <text:p text:style-name="P126"><text:s text:c="4"/>def __init__(self, name, pn, addr, sn):</text:p>
      <text:p text:style-name="P126"><text:s text:c="8"/>self.name = name</text:p>
      <text:p text:style-name="P126"><text:s text:c="8"/>self.pn = pn</text:p>
      <text:p text:style-name="P126"><text:s text:c="8"/>self.addr = addr</text:p>
      <text:p text:style-name="P126"><text:s text:c="8"/>self.sn = sn</text:p>
      <text:p text:style-name="P126"><text:s text:c="8"/></text:p>
      <text:p text:style-name="P126">c = Child("홍하드","010-1004-1004","서울","000000-1234567")</text:p>
      <text:p text:style-name="P126">#부모 class의 함수를 사용할 수 있다. </text:p>
      <text:p text:style-name="P126">c.Printinfo()</text:p>
      <text:p text:style-name="P126">#이름 : 홍하드, 전화번호 : 010-1004-1004</text:p>
      <text:p text:style-name="P126"/>
      <text:p text:style-name="P126">#초기화를 할 때 자식 클레스에서 부모 클래스에 있는 부분을 대체해 보자 </text:p>
      <text:p text:style-name="P126">class Child2(Parents):</text:p>
      <text:p text:style-name="P126"><text:s text:c="4"/></text:p>
      <text:p text:style-name="P126"><text:s text:c="4"/>def __init__(self, name, pn, addr, sn):</text:p>
      <text:p text:style-name="P126"><text:soft-page-break/><text:s text:c="8"/>Parents.__init__(self,name,pn)</text:p>
      <text:p text:style-name="P126"><text:s text:c="8"/>self.addr = addr</text:p>
      <text:p text:style-name="P126"><text:s text:c="8"/>self.sn = sn</text:p>
      <text:p text:style-name="P126"><text:s text:c="4"/>#그리고 새로운 함수를 추가해보자 <text:s text:c="3"/></text:p>
      <text:p text:style-name="P126"><text:s text:c="4"/>def showInfo(self):</text:p>
      <text:p text:style-name="P126"><text:s text:c="8"/>print("주소 : {}, 주민번호 : {}".format(self.addr, self.sn))</text:p>
      <text:p text:style-name="P126"><text:s text:c="8"/></text:p>
      <text:p text:style-name="P126">c2 = Child2("홍하드","010-1004-1004","서울","000000-1234567")</text:p>
      <text:p text:style-name="P126">c2.Printinfo()</text:p>
      <text:p text:style-name="P126">#이름 : 홍하드, 전화번호 : 010-1004-1004</text:p>
      <text:p text:style-name="P126">c2.showInfo()</text:p>
      <text:p text:style-name="P126">#주소 : 서울, 주민번호 : 000000-1234567</text:p>
      <text:p text:style-name="P126"/>
      <text:p text:style-name="P126">instance.funcion() 으로 바로 작동하려면 </text:p>
      <text:p text:style-name="P126">#static method를 만들면 된다. 이때는 self 지시어를 사용하면 안된다.</text:p>
      <text:p text:style-name="P126">#@staticmethod : static method라는걸 나타냄 </text:p>
      <text:p text:style-name="P126"/>
      <text:p text:style-name="P126">class 이름:</text:p>
      <text:p text:style-name="P126"><text:tab/>@staticmethod</text:p>
      <text:p text:style-name="P126"><text:tab/>def 함수이름(,):</text:p>
      <text:p text:style-name="P126"><text:tab/><text:tab/>... </text:p>
      <text:p text:style-name="P126"/>
      <text:p text:style-name="P126">파일을<text:span text:style-name="T97"> 라이브러리에 추가해서 사용할 때</text:span></text:p>
      <text:p text:style-name="P126">import sys</text:p>
      <text:p text:style-name="P126">sys.path</text:p>
      <text:p text:style-name="P126">#파일 경로 추가 </text:p>
      <text:p text:style-name="P126">sys.path.append('C:\\Workspace\\Python_Space\\myPython')</text:p>
      <text:p text:style-name="P127"/>
      <text:p text:style-name="P127">Stats_class.py 안을 보면 class Stats가 있고 그 안에 static method들이 있다.</text:p>
      <text:p text:style-name="P127">#파일을 불러들인 다음에 파일을 테스트할 방법 보여줌 </text:p>
      <text:p text:style-name="P127">#라이브러리로 import 해서 불러들일때에는 실행되지 않음 </text:p>
      <text:p text:style-name="P127">if __name__=="__main__":</text:p>
      <text:p text:style-name="P127"><text:s text:c="4"/>from Stats_class import Stats</text:p>
      <text:p text:style-name="P127"><text:s text:c="4"/>print(Stats.함수())<text:tab/></text:p>
      <text:p text:style-name="P127"/>
      <text:p text:style-name="P126">from Stats_class import Stats as st<text:span text:style-name="T97"> 를 하고</text:span></text:p>
      <text:p text:style-name="P127">st.함수() </text:p>
      <text:p text:style-name="P127"/>
      <text:p text:style-name="P127">sql문에 (?)는 변수를 처리할 수 있다.</text:p>
      <text:p text:style-name="P127">#...</text:p>
      <text:p text:style-name="P127">insert_sql = "insert into person_inform(name, phone_number, mail, addr)</text:p>
      <text:p text:style-name="P127">values (?,?,?,?)"</text:p>
      <text:p text:style-name="P127">c.execute(insert_sql,(self.name, self.phone_number, self.mail, self.addr))</text:p>
      <text:p text:style-name="P127">...#</text:p>
      <text:p text:style-name="P127"/>
      <text:p text:style-name="P127">def __del__(self) : #인스턴스를 삭제할때 작동함 </text:p>
      <text:p text:style-name="P129">def __str__(self) : #instance를 print()하면 return 값이 출력된다.</text:p>
      <text:p text:style-name="P129"><text:s text:c="4"/>return ...</text:p>
      <text:p text:style-name="P127"/>
      <text:p text:style-name="P127">@classmethod #클래스 메소드 지정 </text:p>
      <text:p text:style-name="P127">def count_viva(cls):#이 경우에는 self 대신 cls 넣어야 함</text:p>
      <text:p text:style-name="P127"/>
      <text:p text:style-name="P127"><text:soft-page-break/></text:p>
      <text:p text:style-name="P128"><text:span text:style-name="T98">instance</text:span>.__dict__<text:span text:style-name="T98"> : </text:span>인스턴스의 인수값 보기 </text:p>
      <text:p text:style-name="P128"/>
      <text:p text:style-name="P128">#다른 인스턴스에 들어있는 변수들을 더하려면 ?</text:p>
      <text:p text:style-name="P128">class Point4:</text:p>
      <text:p text:style-name="P128"><text:s text:c="4"/>def __init__(self,x,y):</text:p>
      <text:p text:style-name="P128"><text:s text:c="8"/>self.x = x</text:p>
      <text:p text:style-name="P128"><text:s text:c="8"/>self.y = y</text:p>
      <text:p text:style-name="P128"><text:s text:c="4"/>#z : class <text:s text:c="4"/></text:p>
      <text:p text:style-name="P128"><text:s text:c="4"/>def add(self,z):</text:p>
      <text:p text:style-name="P128"><text:s text:c="8"/>new_x = self.x + z.x</text:p>
      <text:p text:style-name="P128"><text:s text:c="8"/>new_y = self.y + z.y</text:p>
      <text:p text:style-name="P128"><text:s text:c="8"/>return (new_x, new_y)</text:p>
      <text:p text:style-name="P128"/>
      <text:p text:style-name="P130">instance1.add(instance2) 하면 더해진 값이 출력된다.</text:p>
      <text:p text:style-name="P130"/>
      <text:p text:style-name="P130">#class에 새로운 함수들을 추가해보자 </text:p>
      <text:p text:style-name="P130">class Point5:</text:p>
      <text:p text:style-name="P130"><text:s text:c="4"/>def __init__(self,x,y):</text:p>
      <text:p text:style-name="P130"><text:s text:c="8"/>self.x = x</text:p>
      <text:p text:style-name="P130"><text:s text:c="8"/>self.y = y</text:p>
      <text:p text:style-name="P130"><text:s text:c="8"/></text:p>
      <text:p text:style-name="P130"><text:s text:c="4"/>#+를 사용할 수 있다. </text:p>
      <text:p text:style-name="P130"><text:s text:c="4"/>def __add__(self,z):</text:p>
      <text:p text:style-name="P130"><text:s text:c="8"/>new_x = self.x + z.x</text:p>
      <text:p text:style-name="P130"><text:s text:c="8"/>new_y = self.y + z.y</text:p>
      <text:p text:style-name="P130"><text:s text:c="8"/>return (new_x, new_y)</text:p>
      <text:p text:style-name="P130"><text:s text:c="4"/></text:p>
      <text:p text:style-name="P130"><text:s text:c="4"/>def __sub__(self,z):</text:p>
      <text:p text:style-name="P130"><text:s text:c="8"/>new_x = self.x - z.x</text:p>
      <text:p text:style-name="P130"><text:s text:c="8"/>new_y = self.y - z.y</text:p>
      <text:p text:style-name="P130"><text:s text:c="8"/>return (new_x, new_y)</text:p>
      <text:p text:style-name="P130"/>
      <text:p text:style-name="P130"><text:s text:c="4"/>def __mul__(self,z):</text:p>
      <text:p text:style-name="P130"><text:s text:c="8"/>new_x = self.x * z.x</text:p>
      <text:p text:style-name="P130"><text:s text:c="8"/>new_y = self.y * z.y</text:p>
      <text:p text:style-name="P130"><text:s text:c="8"/>return (new_x, new_y)</text:p>
      <text:p text:style-name="P130"/>
      <text:p text:style-name="P130">#__add__()를 추가했음</text:p>
      <text:p text:style-name="P130">instance1 + instance2</text:p>
      <text:p text:style-name="P130">#__sub__()를 추가했음</text:p>
      <text:p text:style-name="P130">instance1 - instance2</text:p>
      <text:p text:style-name="P130">#__mul__()를 추가했음</text:p>
      <text:p text:style-name="P130">instance1 * instance2</text:p>
      <text:p text:style-name="P130"/>
      <text:p text:style-name="P130">#namedtuple() #원소에 지시자가 붙은 tuple 생성 </text:p>
      <text:p text:style-name="P130">import collections</text:p>
      <text:p text:style-name="P130">Person = collections.namedtuple("Person",'name age gender')</text:p>
      <text:p text:style-name="P130">n1 = Person(name = "홍길동",age = 10, gender = "남")</text:p>
      <text:p text:style-name="P130">n2 = Person(name = "김태희",age = 40, gender = "여")</text:p>
      <text:p text:style-name="P130">print(n1)</text:p>
      <text:p text:style-name="P130">#Person(name='홍길동', age=10, gender='남')</text:p>
      <text:p text:style-name="P130"><text:soft-page-break/>print(n2)</text:p>
      <text:p text:style-name="P130">#Person(name='김태희', age=40, gender='여')</text:p>
      <text:p text:style-name="P130"/>
      <text:p text:style-name="P130">for i in [n1,n2]:</text:p>
      <text:p text:style-name="P130"><text:s text:c="4"/>print('%s은(는) %d세의 %s성 입니다.'%i)</text:p>
      <text:p text:style-name="P130">#홍길동은(는) 10세의 남성 입니다.</text:p>
      <text:p text:style-name="P130">#김태희은(는) 40세의 여성 입니다.</text:p>
      <text:p text:style-name="P130"/>
      <text:p text:style-name="P130">#tuple을 index로 표시하지 말고 다르게 표시를 해 보자 </text:p>
      <text:p text:style-name="P130">from collections import namedtuple</text:p>
      <text:p text:style-name="P130">Point = namedtuple('Point','x y')</text:p>
      <text:p text:style-name="P130">#값이 중복되거나, 예약어를 쓰면 안 된다. 예약어를 사용할 경우 rename = True 하기</text:p>
      <text:p text:style-name="P130">p1 = Point(1.0,6.0)</text:p>
      <text:p text:style-name="P130">p2 = Point(3.5,2.5)</text:p>
      <text:p text:style-name="P130">#그럼 다시 두 점 사이의 거리를 구하면 </text:p>
      <text:p text:style-name="P130">distance = ((p2.x - p1.x)**2 + (p2.y - p1.y)**2)**(1/2)</text:p>
      <text:p text:style-name="P130"/>
      <text:p text:style-name="P130">입력순서가 다르면 두 dictionary가 달라지게 해 보자 </text:p>
      <text:p text:style-name="P130">import collections</text:p>
      <text:p text:style-name="P130">dict3 = collections.OrderedDict()<text:span text:style-name="T99">, dict4 = collections.OrderedDict()</text:span></text:p>
      <text:p text:style-name="P130">그리고<text:span text:style-name="T99"> 같은 key,value들을 순서가 다르게 입력해보자 </text:span></text:p>
      <text:p text:style-name="P130"/>
      <text:p text:style-name="P131">list = [a,b,c,d] 등이 있을때</text:p>
      <text:p text:style-name="P131">a,_,c,_ = list 이면 print(_) = d</text:p>
      <text:p text:style-name="P131">* : 언패킹하기, 원하는 정보만 골라서 추출할때 도움 됨 </text:p>
      <text:p text:style-name="P131">a,b,*c = list 이면 print(*c) = c,d</text:p>
      <text:p text:style-name="P131"/>
      <text:p text:style-name="P131">#dictionary.setdefault(key,default) : key값이 있으면 value 반환</text:p>
      <text:p text:style-name="P131">#key값이 없으면 default를 value로 key입력, defalut 반환 </text:p>
      <text:p text:style-name="P131">dict1 = {}</text:p>
      <text:p text:style-name="P131">for i in x:</text:p>
      <text:p text:style-name="P131"><text:s text:c="4"/>dict1.setdefault(i,0)#dict1에 i가 있는지 봄, 없으면 i 등록하고 value는 0</text:p>
      <text:p text:style-name="P131"><text:s text:c="4"/>dict1[i] +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09:38:15.980000000</meta:creation-date>
    <dc:date>2019-11-07T19:35:47.552000000</dc:date>
    <meta:editing-duration>PT17H22M38S</meta:editing-duration>
    <meta:editing-cycles>147</meta:editing-cycles>
    <meta:generator>LibreOffice/6.3.2.2$Windows_X86_64 LibreOffice_project/98b30e735bda24bc04ab42594c85f7fd8be07b9c</meta:generator>
    <meta:document-statistic meta:table-count="0" meta:image-count="0" meta:object-count="0" meta:page-count="30" meta:paragraph-count="1166" meta:word-count="10102" meta:character-count="33805" meta:non-whitespace-character-count="27980"/>
  </office:meta>
</office:document-meta>
</file>